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8278in" fo:margin-left="-0.009in" table:align="left"/>
    </style:style>
    <style:style style:name="Table1.A" style:family="table-column">
      <style:table-column-properties style:column-width="2.7778in"/>
    </style:style>
    <style:style style:name="Table1.B" style:family="table-column">
      <style:table-column-properties style:column-width="0.3375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5556in" style:rel-column-width="5257*"/>
    </style:style>
    <style:style style:name="Table4.B" style:family="table-column">
      <style:table-column-properties style:column-width="6.3694in" style:rel-column-width="60278*"/>
    </style:style>
    <style:style style:name="Table4.A1" style:family="table-cell">
      <style:table-cell-properties style:vertical-align="middle" fo:padding="0.0382in" fo:border-left="0.05pt solid #808080" fo:border-right="none" fo:border-top="0.05pt solid #808080" fo:border-bottom="0.05pt solid #808080"/>
    </style:style>
    <style:style style:name="Table4.B1" style:family="table-cell">
      <style:table-cell-properties style:vertical-align="middle" fo:padding="0.0382in" fo:border="0.05pt solid #808080"/>
    </style:style>
    <style:style style:name="Table4.A2" style:family="table-cell">
      <style:table-cell-properties style:vertical-align="middle" fo:background-color="#ccffcc" fo:padding="0.0382in" fo:border-left="0.05pt solid #808080" fo:border-right="none" fo:border-top="none" fo:border-bottom="0.05pt solid #808080">
        <style:background-image/>
      </style:table-cell-properties>
    </style:style>
    <style:style style:name="Table4.B2" style:family="table-cell">
      <style:table-cell-properties style:vertical-align="middle" fo:background-color="#ccffcc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9" style:family="table-cell">
      <style:table-cell-properties style:vertical-align="middle" fo:background-color="#003300" fo:padding="0.0382in" fo:border-left="0.05pt solid #808080" fo:border-right="none" fo:border-top="none" fo:border-bottom="0.05pt solid #808080">
        <style:background-image/>
      </style:table-cell-properties>
    </style:style>
    <style:style style:name="Table4.B9" style:family="table-cell">
      <style:table-cell-properties style:vertical-align="middle" fo:background-color="#003300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13" style:family="table-cell">
      <style:table-cell-properties style:vertical-align="middle" fo:background-color="#cfe7f5" fo:padding="0.0382in" fo:border-left="0.05pt solid #808080" fo:border-right="none" fo:border-top="none" fo:border-bottom="0.05pt solid #808080">
        <style:background-image/>
      </style:table-cell-properties>
    </style:style>
    <style:style style:name="Table4.B13" style:family="table-cell">
      <style:table-cell-properties style:vertical-align="middle" fo:background-color="#cfe7f5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14" style:family="table-cell">
      <style:table-cell-properties style:vertical-align="middle" fo:background-color="#ffff99" fo:padding="0.0382in" fo:border-left="0.05pt solid #808080" fo:border-right="none" fo:border-top="none" fo:border-bottom="0.05pt solid #808080">
        <style:background-image/>
      </style:table-cell-properties>
    </style:style>
    <style:style style:name="Table4.B14" style:family="table-cell">
      <style:table-cell-properties style:vertical-align="middle" fo:background-color="#ffff99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18" style:family="table-cell">
      <style:table-cell-properties style:vertical-align="middle" fo:background-color="#ffff99" fo:padding="0.0382in" fo:border-left="0.05pt solid #808080" fo:border-right="none" fo:border-top="none" fo:border-bottom="0.05pt solid #99cc66">
        <style:background-image/>
      </style:table-cell-properties>
    </style:style>
    <style:style style:name="Table4.A19" style:family="table-cell">
      <style:table-cell-properties style:vertical-align="middle" fo:background-color="#cc9999" fo:padding="0.0382in" fo:border-left="0.05pt solid #808080" fo:border-right="none" fo:border-top="none" fo:border-bottom="0.05pt solid #808080">
        <style:background-image/>
      </style:table-cell-properties>
    </style:style>
    <style:style style:name="Table4.B19" style:family="table-cell">
      <style:table-cell-properties style:vertical-align="middle" fo:background-color="#cc9999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0" style:family="table-cell">
      <style:table-cell-properties style:vertical-align="middle" fo:background-color="#99cccc" fo:padding="0.0382in" fo:border-left="0.05pt solid #808080" fo:border-right="none" fo:border-top="none" fo:border-bottom="0.05pt solid #808080">
        <style:background-image/>
      </style:table-cell-properties>
    </style:style>
    <style:style style:name="Table4.B20" style:family="table-cell">
      <style:table-cell-properties style:vertical-align="middle" fo:background-color="#99cccc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2" style:family="table-cell">
      <style:table-cell-properties style:vertical-align="middle" fo:background-color="#99ff66" fo:padding="0.0382in" fo:border-left="0.05pt solid #808080" fo:border-right="none" fo:border-top="none" fo:border-bottom="0.05pt solid #808080">
        <style:background-image/>
      </style:table-cell-properties>
    </style:style>
    <style:style style:name="Table4.B22" style:family="table-cell">
      <style:table-cell-properties style:vertical-align="middle" fo:background-color="#99ff66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4" style:family="table-cell">
      <style:table-cell-properties style:vertical-align="middle" fo:background-color="#006699" fo:padding="0.0382in" fo:border-left="0.05pt solid #808080" fo:border-right="none" fo:border-top="none" fo:border-bottom="0.05pt solid #808080">
        <style:background-image/>
      </style:table-cell-properties>
    </style:style>
    <style:style style:name="Table4.B24" style:family="table-cell">
      <style:table-cell-properties style:vertical-align="middle" fo:background-color="#006699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5" style:family="table-cell">
      <style:table-cell-properties style:vertical-align="middle" fo:background-color="#cc3300" fo:padding="0.0382in" fo:border-left="0.05pt solid #808080" fo:border-right="none" fo:border-top="none" fo:border-bottom="0.05pt solid #808080">
        <style:background-image/>
      </style:table-cell-properties>
    </style:style>
    <style:style style:name="Table4.B25" style:family="table-cell">
      <style:table-cell-properties style:vertical-align="middle" fo:background-color="#cc3300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2" style:family="table">
      <style:table-properties style:width="6.8986in" fo:margin-left="0.034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0.4743in"/>
    </style:style>
    <style:style style:name="Table2.B" style:family="table-column">
      <style:table-column-properties style:column-width="0.9958in"/>
    </style:style>
    <style:style style:name="Table2.C" style:family="table-column">
      <style:table-column-properties style:column-width="2.6618in"/>
    </style:style>
    <style:style style:name="Table2.D" style:family="table-column">
      <style:table-column-properties style:column-width="0.4979in"/>
    </style:style>
    <style:style style:name="Table2.E" style:family="table-column">
      <style:table-column-properties style:column-width="0.3354in"/>
    </style:style>
    <style:style style:name="Table2.F" style:family="table-column">
      <style:table-column-properties style:column-width="1.9333in"/>
    </style:style>
    <style:style style:name="Table2.A1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0.0382in" fo:border="0.25pt solid #000000" style:writing-mode="lr-tb"/>
    </style:style>
    <style:style style:name="Table2.A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0.0382in" fo:border="0.25pt solid #000000" style:writing-mode="lr-tb"/>
    </style:style>
    <style:style style:name="Table2.C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0.0382in" fo:border="0.25pt solid #000000" style:writing-mode="lr-tb"/>
    </style:style>
    <style:style style:name="Table2.C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0.0382in" fo:border="0.25pt solid #000000" style:writing-mode="lr-tb"/>
    </style:style>
    <style:style style:name="Table2.C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0.0382in" fo:border="0.25pt solid #000000" style:writing-mode="lr-tb"/>
    </style:style>
    <style:style style:name="Table2.C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0.0382in" fo:border="0.25pt solid #000000" style:writing-mode="lr-tb"/>
    </style:style>
    <style:style style:name="Table2.C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0.0382in" fo:border="0.25pt solid #000000" style:writing-mode="lr-tb"/>
    </style:style>
    <style:style style:name="Table2.C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114" style:family="table-row">
      <style:table-row-properties style:min-row-height="0.2722in"/>
    </style:style>
    <style:style style:name="Table2.C1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D14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187" style:family="table-row">
      <style:table-row-properties style:min-row-height="0.1076in"/>
    </style:style>
    <style:style style:name="Table2.C1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228" style:family="table-row">
      <style:table-row-properties style:min-row-height="0.2792in"/>
    </style:style>
    <style:style style:name="Table2.C2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233" style:family="table-row">
      <style:table-row-properties fo:background-color="transparent" fo:keep-together="auto">
        <style:background-image/>
      </style:table-row-properties>
    </style:style>
    <style:style style:name="Table2.C2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3" style:family="table-cell">
      <style:table-cell-properties style:vertical-align="" fo:background-color="transparent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2.C2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C2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C2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C2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C2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9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9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9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9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9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6.9299in" table:align="center"/>
    </style:style>
    <style:style style:name="Table3.A" style:family="table-column">
      <style:table-column-properties style:column-width="0.9979in"/>
    </style:style>
    <style:style style:name="Table3.B" style:family="table-column">
      <style:table-column-properties style:column-width="5.9319in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0382in" fo:border="0.25pt solid #000000" style:writing-mode="lr-tb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0382in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0.0382in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0.0382in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0.0382in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4" style:family="paragraph" style:parent-style-name="Standard">
      <style:text-properties style:font-name="Arial" fo:font-size="10pt" fo:font-style="normal" officeooo:rsid="00274077" officeooo:paragraph-rsid="00274077" style:font-size-asian="10pt" style:font-style-asian="normal" style:font-size-complex="10pt" style:font-style-complex="normal" style:text-rotation-angle="0" style:text-rotation-scale="line-height"/>
    </style:style>
    <style:style style:name="P5" style:family="paragraph" style:parent-style-name="Standard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6" style:family="paragraph" style:parent-style-name="Standard">
      <style:text-properties style:font-name="Arial" fo:font-size="10pt" fo:font-style="normal" officeooo:rsid="002b458e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7" style:family="paragraph" style:parent-style-name="Standard">
      <style:text-properties style:font-name="Arial" fo:font-size="10pt" fo:font-style="normal" officeooo:rsid="002b458e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" style:family="paragraph" style:parent-style-name="Standard">
      <style:text-properties style:font-name="Arial" fo:font-size="10pt" fo:font-style="normal" officeooo:rsid="0032f412" officeooo:paragraph-rsid="0032f412" style:font-size-asian="10pt" style:font-style-asian="normal" style:font-size-complex="10pt" style:font-style-complex="normal" style:text-rotation-angle="0" style:text-rotation-scale="line-height"/>
    </style:style>
    <style:style style:name="P9" style:family="paragraph" style:parent-style-name="Standard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" style:family="paragraph" style:parent-style-name="Standard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1" style:family="paragraph" style:parent-style-name="Standard"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2" style:family="paragraph" style:parent-style-name="Standard">
      <style:text-properties style:font-name="Arial" fo:font-size="10pt" fo:font-style="normal" officeooo:rsid="004125d6" officeooo:paragraph-rsid="004125d6" style:font-size-asian="10pt" style:font-style-asian="normal" style:font-size-complex="10pt" style:font-style-complex="normal" style:text-rotation-angle="0" style:text-rotation-scale="line-height"/>
    </style:style>
    <style:style style:name="P13" style:family="paragraph" style:parent-style-name="Standard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4" style:family="paragraph" style:parent-style-name="Standard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5" style:family="paragraph" style:parent-style-name="Standard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6" style:family="paragraph" style:parent-style-name="Standard">
      <style:text-properties style:font-name="Arial" fo:font-size="10pt" fo:font-style="normal" officeooo:rsid="00501550" style:font-size-asian="10pt" style:font-style-asian="normal" style:font-size-complex="10pt" style:font-style-complex="normal" style:text-rotation-angle="0" style:text-rotation-scale="line-height"/>
    </style:style>
    <style:style style:name="P17" style:family="paragraph" style:parent-style-name="Standard">
      <style:text-properties style:font-name="Arial" fo:font-size="10pt" fo:font-style="normal" officeooo:rsid="00501550" officeooo:paragraph-rsid="00501550" style:font-size-asian="10pt" style:font-style-asian="normal" style:font-size-complex="10pt" style:font-style-complex="normal" style:text-rotation-angle="0" style:text-rotation-scale="line-height"/>
    </style:style>
    <style:style style:name="P18" style:family="paragraph" style:parent-style-name="Standard">
      <style:text-properties style:font-name="Arial" fo:font-size="10pt" fo:font-style="normal" officeooo:rsid="00501550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19" style:family="paragraph" style:parent-style-name="Standard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20" style:family="paragraph" style:parent-style-name="Standard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21" style:family="paragraph" style:parent-style-name="Standard">
      <style:text-properties style:font-name="Arial" fo:font-size="10pt" fo:font-style="normal" officeooo:rsid="0056157e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22" style:family="paragraph" style:parent-style-name="Standard">
      <style:text-properties style:font-name="Arial" fo:font-size="10pt" fo:font-style="normal" officeooo:rsid="00577495" officeooo:paragraph-rsid="00577495" style:font-size-asian="10pt" style:font-style-asian="normal" style:font-size-complex="10pt" style:font-style-complex="normal" style:text-rotation-angle="0" style:text-rotation-scale="line-height"/>
    </style:style>
    <style:style style:name="P23" style:family="paragraph" style:parent-style-name="Standard">
      <style:text-properties style:font-name="Arial" fo:font-size="10pt" fo:font-style="normal" officeooo:rsid="005be05f" officeooo:paragraph-rsid="005be05f" style:font-size-asian="10pt" style:font-style-asian="normal" style:font-size-complex="10pt" style:font-style-complex="normal" style:text-rotation-angle="0" style:text-rotation-scale="line-height"/>
    </style:style>
    <style:style style:name="P24" style:family="paragraph" style:parent-style-name="Standard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25" style:family="paragraph" style:parent-style-name="Standard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26" style:family="paragraph" style:parent-style-name="Standard">
      <style:text-properties style:font-name="Arial" fo:font-size="10pt" fo:font-style="normal" officeooo:rsid="00661a0f" officeooo:paragraph-rsid="00661a0f" style:font-size-asian="10pt" style:font-style-asian="normal" style:font-size-complex="10pt" style:font-style-complex="normal" style:text-rotation-angle="0" style:text-rotation-scale="line-height"/>
    </style:style>
    <style:style style:name="P27" style:family="paragraph" style:parent-style-name="Standard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28" style:family="paragraph" style:parent-style-name="Standard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29" style:family="paragraph" style:parent-style-name="Standard"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1" style:family="paragraph" style:parent-style-name="Standard"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32" style:family="paragraph" style:parent-style-name="Standard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33" style:family="paragraph" style:parent-style-name="Standard">
      <style:text-properties style:font-name="Arial" fo:font-size="10pt" fo:font-style="normal" officeooo:rsid="00892db8" officeooo:paragraph-rsid="00892db8" style:font-size-asian="10pt" style:font-style-asian="normal" style:font-size-complex="10pt" style:font-style-complex="normal" style:text-rotation-angle="0" style:text-rotation-scale="line-height"/>
    </style:style>
    <style:style style:name="P34" style:family="paragraph" style:parent-style-name="Standard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35" style:family="paragraph" style:parent-style-name="Standard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36" style:family="paragraph" style:parent-style-name="Standard">
      <style:text-properties style:font-name="Arial" fo:font-size="10pt" fo:font-style="normal" officeooo:rsid="009cbe3f" officeooo:paragraph-rsid="009cbe3f" style:font-size-asian="10pt" style:font-style-asian="normal" style:font-size-complex="10pt" style:font-style-complex="normal" style:text-rotation-angle="0" style:text-rotation-scale="line-height"/>
    </style:style>
    <style:style style:name="P37" style:family="paragraph" style:parent-style-name="Standard"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38" style:family="paragraph" style:parent-style-name="Standard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39" style:family="paragraph" style:parent-style-name="Standard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0" style:family="paragraph" style:parent-style-name="Standard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1" style:family="paragraph" style:parent-style-name="Standard">
      <style:text-properties style:font-name="Arial" fo:font-size="10pt" fo:font-style="normal" officeooo:rsid="00b1112e" officeooo:paragraph-rsid="00b1112e" style:font-size-asian="10pt" style:font-style-asian="normal" style:font-size-complex="10pt" style:font-style-complex="normal" style:text-rotation-angle="0" style:text-rotation-scale="line-height"/>
    </style:style>
    <style:style style:name="P42" style:family="paragraph" style:parent-style-name="Standard">
      <style:text-properties style:font-name="Arial" fo:font-size="10pt" fo:font-style="normal" officeooo:rsid="00b6f631" officeooo:paragraph-rsid="00b6f631" style:font-size-asian="10pt" style:font-style-asian="normal" style:font-size-complex="10pt" style:font-style-complex="normal" style:text-rotation-angle="0" style:text-rotation-scale="line-height"/>
    </style:style>
    <style:style style:name="P43" style:family="paragraph" style:parent-style-name="Standard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44" style:family="paragraph" style:parent-style-name="Standard">
      <style:text-properties style:font-name="Arial" fo:font-size="10pt" fo:font-style="normal" officeooo:rsid="00b80d19" officeooo:paragraph-rsid="00b80d19" style:font-size-asian="10pt" style:font-style-asian="normal" style:font-size-complex="10pt" style:font-style-complex="normal" style:text-rotation-angle="0" style:text-rotation-scale="line-height"/>
    </style:style>
    <style:style style:name="P45" style:family="paragraph" style:parent-style-name="Standard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46" style:family="paragraph" style:parent-style-name="Standard">
      <style:text-properties style:font-name="Arial" fo:font-size="10pt" fo:font-style="normal" officeooo:rsid="00bcd40b" officeooo:paragraph-rsid="00bcd40b" style:font-size-asian="10pt" style:font-style-asian="normal" style:font-size-complex="10pt" style:font-style-complex="normal" style:text-rotation-angle="0" style:text-rotation-scale="line-height"/>
    </style:style>
    <style:style style:name="P47" style:family="paragraph" style:parent-style-name="Standard">
      <style:text-properties style:font-name="Arial" fo:font-size="10pt" fo:font-style="normal" officeooo:rsid="00dfc20d" officeooo:paragraph-rsid="00dfc20d" style:font-size-asian="10pt" style:font-style-asian="normal" style:font-size-complex="10pt" style:font-style-complex="normal" style:text-rotation-angle="0" style:text-rotation-scale="line-height"/>
    </style:style>
    <style:style style:name="P48" style:family="paragraph" style:parent-style-name="Standard">
      <style:text-properties style:font-name="Arial" fo:font-size="10pt" fo:font-style="normal" officeooo:rsid="00e20ddb" officeooo:paragraph-rsid="00e20ddb" style:font-size-asian="10pt" style:font-style-asian="normal" style:font-size-complex="10pt" style:font-style-complex="normal" style:text-rotation-angle="0" style:text-rotation-scale="line-height"/>
    </style:style>
    <style:style style:name="P49" style:family="paragraph" style:parent-style-name="Standard">
      <style:text-properties style:font-name="Arial" fo:font-size="10pt" fo:font-style="normal" officeooo:rsid="00e20ddb" officeooo:paragraph-rsid="00e29682" style:font-size-asian="10pt" style:font-style-asian="normal" style:font-size-complex="10pt" style:font-style-complex="normal" style:text-rotation-angle="0" style:text-rotation-scale="line-height"/>
    </style:style>
    <style:style style:name="P50" style:family="paragraph" style:parent-style-name="Standard">
      <style:text-properties style:font-name="Arial" fo:font-size="10pt" fo:font-style="normal" officeooo:rsid="00e20ddb" officeooo:paragraph-rsid="00e95d5a" style:font-size-asian="10pt" style:font-style-asian="normal" style:font-size-complex="10pt" style:font-style-complex="normal" style:text-rotation-angle="0" style:text-rotation-scale="line-height"/>
    </style:style>
    <style:style style:name="P51" style:family="paragraph" style:parent-style-name="Standard">
      <style:text-properties style:font-name="Arial" fo:font-size="10pt" fo:font-style="normal" officeooo:rsid="00e20ddb" officeooo:paragraph-rsid="00ec0e46" style:font-size-asian="10pt" style:font-style-asian="normal" style:font-size-complex="10pt" style:font-style-complex="normal" style:text-rotation-angle="0" style:text-rotation-scale="line-height"/>
    </style:style>
    <style:style style:name="P52" style:family="paragraph" style:parent-style-name="Standard"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53" style:family="paragraph" style:parent-style-name="Standard">
      <style:paragraph-properties fo:text-align="center" style:justify-single-word="false"/>
      <style:text-properties style:font-name="Arial" fo:font-size="10pt" fo:font-style="normal" officeooo:rsid="00e3b226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54" style:family="paragraph" style:parent-style-name="Standard">
      <style:text-properties style:font-name="Arial" fo:font-size="10pt" fo:font-style="normal" officeooo:rsid="00ed35e8" style:font-size-asian="10pt" style:font-style-asian="normal" style:font-size-complex="10pt" style:font-style-complex="normal" style:text-rotation-angle="0" style:text-rotation-scale="line-height"/>
    </style:style>
    <style:style style:name="P55" style:family="paragraph" style:parent-style-name="Standard">
      <style:text-properties style:font-name="Arial" fo:font-size="10pt" fo:font-style="normal" officeooo:rsid="00ed35e8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56" style:family="paragraph" style:parent-style-name="Standard">
      <style:text-properties style:font-name="Arial" fo:font-size="10pt" fo:font-style="normal" officeooo:rsid="00ef1205" style:font-size-asian="10pt" style:font-style-asian="normal" style:font-size-complex="10pt" style:font-style-complex="normal" style:text-rotation-angle="0" style:text-rotation-scale="line-height"/>
    </style:style>
    <style:style style:name="P57" style:family="paragraph" style:parent-style-name="Standard">
      <style:text-properties style:font-name="Arial" fo:font-size="10pt" fo:font-style="normal" officeooo:rsid="00ef120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58" style:family="paragraph" style:parent-style-name="Standard">
      <style:text-properties style:font-name="Arial" fo:font-size="10pt" fo:font-style="normal" officeooo:rsid="00ef1205" officeooo:paragraph-rsid="00f70530" style:font-size-asian="10pt" style:font-style-asian="normal" style:font-size-complex="10pt" style:font-style-complex="normal" style:text-rotation-angle="0" style:text-rotation-scale="line-height"/>
    </style:style>
    <style:style style:name="P59" style:family="paragraph" style:parent-style-name="Standard">
      <style:text-properties style:font-name="Arial" fo:font-size="10pt" fo:font-style="normal" officeooo:rsid="00ef1205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60" style:family="paragraph" style:parent-style-name="Standard">
      <style:text-properties style:font-name="Arial" fo:font-size="10pt" fo:font-style="normal" officeooo:rsid="00ef1205" officeooo:paragraph-rsid="00fc54ca" style:font-size-asian="10pt" style:font-style-asian="normal" style:font-size-complex="10pt" style:font-style-complex="normal" style:text-rotation-angle="0" style:text-rotation-scale="line-height"/>
    </style:style>
    <style:style style:name="P61" style:family="paragraph" style:parent-style-name="Standard">
      <style:text-properties style:font-name="Arial" fo:font-size="10pt" fo:font-style="normal" officeooo:rsid="00ef1205" officeooo:paragraph-rsid="00fd7fc4" style:font-size-asian="10pt" style:font-style-asian="normal" style:font-size-complex="10pt" style:font-style-complex="normal" style:text-rotation-angle="0" style:text-rotation-scale="line-height"/>
    </style:style>
    <style:style style:name="P62" style:family="paragraph" style:parent-style-name="Standard">
      <style:text-properties style:font-name="Arial" fo:font-size="10pt" fo:font-style="normal" officeooo:rsid="00f78719" officeooo:paragraph-rsid="00f78719" style:font-size-asian="10pt" style:font-style-asian="normal" style:font-size-complex="10pt" style:font-style-complex="normal" style:text-rotation-angle="0" style:text-rotation-scale="line-height"/>
    </style:style>
    <style:style style:name="P63" style:family="paragraph" style:parent-style-name="Standard">
      <style:text-properties style:font-name="Arial" fo:font-size="10pt" fo:font-style="normal" officeooo:rsid="00f94d81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64" style:family="paragraph" style:parent-style-name="Standard">
      <style:paragraph-properties fo:text-align="center" style:justify-single-word="false"/>
      <style:text-properties style:font-name="Arial" fo:font-size="10pt" fo:font-style="normal" officeooo:rsid="00f94d81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65" style:family="paragraph" style:parent-style-name="Standard">
      <style:text-properties style:font-name="Arial" fo:font-size="10pt" fo:font-style="normal" style:text-underline-style="none" officeooo:rsid="00e3b226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66" style:family="paragraph" style:parent-style-name="Standard">
      <style:paragraph-properties fo:text-align="center" style:justify-single-word="false"/>
      <style:text-properties style:font-name="Arial" fo:font-size="22pt" fo:font-style="normal" fo:font-weight="bold" officeooo:rsid="000ee5b7" officeooo:paragraph-rsid="00671806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67" style:family="paragraph" style:parent-style-name="Standard">
      <style:text-properties style:font-name="Arial" fo:font-size="22pt" fo:font-style="normal" fo:font-weight="bold" officeooo:rsid="000ee5b7" officeooo:paragraph-rsid="00e20ddb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68" style:family="paragraph" style:parent-style-name="Standard">
      <style:text-properties style:font-name="Droid Sans"/>
    </style:style>
    <style:style style:name="P69" style:family="paragraph" style:parent-style-name="Standard">
      <style:text-properties style:font-name="Droid Sans" officeooo:rsid="00a1357a" officeooo:paragraph-rsid="00a1357a"/>
    </style:style>
    <style:style style:name="P70" style:family="paragraph" style:parent-style-name="Standard">
      <loext:graphic-properties draw:fill="solid" draw:fill-color="#ff3333" draw:opacity="100%"/>
      <style:paragraph-properties fo:background-color="#ff3333"/>
      <style:text-properties fo:font-style="normal" style:font-style-asian="normal" style:font-style-complex="normal"/>
    </style:style>
    <style:style style:name="P71" style:family="paragraph" style:parent-style-name="Table_20_Contents">
      <style:text-properties style:font-name="Arial"/>
    </style:style>
    <style:style style:name="P72" style:family="paragraph" style:parent-style-name="Table_20_Contents"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73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74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75" style:family="paragraph" style:parent-style-name="Table_20_Contents"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6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7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8" style:family="paragraph" style:parent-style-name="Table_20_Contents"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80" style:family="paragraph" style:parent-style-name="Table_20_Contents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81" style:family="paragraph" style:parent-style-name="Table_20_Contents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82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83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84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85" style:family="paragraph" style:parent-style-name="Table_20_Contents"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8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88" style:family="paragraph" style:parent-style-name="Table_20_Contents">
      <loext:graphic-properties draw:fill="solid" draw:fill-color="#ff3333" draw:opacity="100%"/>
      <style:paragraph-properties fo:text-align="center" style:justify-single-word="false" fo:background-color="#ff3333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89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90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91" style:family="paragraph" style:parent-style-name="Table_20_Contents"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92" style:family="paragraph" style:parent-style-name="Table_20_Contents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9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94" style:family="paragraph" style:parent-style-name="Table_20_Contents">
      <style:text-properties style:font-name="Arial" fo:font-size="10pt" fo:font-style="normal" officeooo:rsid="009a524d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95" style:family="paragraph" style:parent-style-name="Table_20_Contents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97" style:family="paragraph" style:parent-style-name="Table_20_Contents">
      <style:text-properties style:font-name="Arial" fo:font-size="10pt" fo:font-style="normal" officeooo:rsid="0099ce03" officeooo:paragraph-rsid="0099ce03" style:font-size-asian="10pt" style:font-style-asian="normal" style:font-size-complex="10pt" style:font-style-complex="normal" style:text-rotation-angle="0" style:text-rotation-scale="line-height"/>
    </style:style>
    <style:style style:name="P98" style:family="paragraph" style:parent-style-name="Table_20_Contents">
      <style:text-properties style:font-name="Arial" fo:font-size="10pt" fo:font-style="normal" officeooo:rsid="0096a498" officeooo:paragraph-rsid="0096a498" style:font-size-asian="10pt" style:font-style-asian="normal" style:font-size-complex="10pt" style:font-style-complex="normal" style:text-rotation-angle="0" style:text-rotation-scale="line-height"/>
    </style:style>
    <style:style style:name="P99" style:family="paragraph" style:parent-style-name="Table_20_Contents">
      <style:paragraph-properties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100" style:family="paragraph" style:parent-style-name="Table_20_Contents"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10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102" style:family="paragraph" style:parent-style-name="Table_20_Contents">
      <style:text-properties style:font-name="Arial" fo:font-size="10pt" fo:font-style="normal" officeooo:rsid="001212a9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103" style:family="paragraph" style:parent-style-name="Table_20_Contents">
      <style:text-properties style:font-name="Arial" fo:font-size="10pt" fo:font-style="normal" officeooo:rsid="00178641" officeooo:paragraph-rsid="00178641" style:font-size-asian="10pt" style:font-style-asian="normal" style:font-size-complex="10pt" style:font-style-complex="normal" style:text-rotation-angle="0" style:text-rotation-scale="line-height"/>
    </style:style>
    <style:style style:name="P104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10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106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7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08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109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1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11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1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13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14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1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16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1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1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4a00d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119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2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21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22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23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24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2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26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27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28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2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30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3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32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3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34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3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36" style:family="paragraph" style:parent-style-name="Table_20_Contents">
      <style:text-properties style:font-name="Arial" fo:font-size="10pt" fo:font-style="normal" officeooo:rsid="00671806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37" style:family="paragraph" style:parent-style-name="Table_20_Contents">
      <style:text-properties style:font-name="Arial" fo:font-size="10pt" fo:font-style="normal" officeooo:rsid="00671806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38" style:family="paragraph" style:parent-style-name="Table_20_Contents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3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4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141" style:family="paragraph" style:parent-style-name="Table_20_Contents">
      <style:text-properties style:font-name="Arial" fo:font-size="10pt" fo:font-style="normal" officeooo:rsid="007ee701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42" style:family="paragraph" style:parent-style-name="Table_20_Contents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4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4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1dffc" officeooo:paragraph-rsid="0091dffc" style:font-size-asian="10pt" style:font-style-asian="normal" style:font-size-complex="10pt" style:font-style-complex="normal" style:text-rotation-angle="0" style:text-rotation-scale="line-height"/>
    </style:style>
    <style:style style:name="P14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146" style:family="paragraph" style:parent-style-name="Table_20_Contents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4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4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49" style:family="paragraph" style:parent-style-name="Table_20_Contents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50" style:family="paragraph" style:parent-style-name="Table_20_Contents"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5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52" style:family="paragraph" style:parent-style-name="Table_20_Contents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5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54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55" style:family="paragraph" style:parent-style-name="Table_20_Contents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5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57" style:family="paragraph" style:parent-style-name="Table_20_Contents">
      <style:text-properties style:font-name="Arial" fo:font-size="10pt" fo:font-style="normal" officeooo:rsid="00bcd40b" officeooo:paragraph-rsid="00bcd40b" style:font-size-asian="10pt" style:font-style-asian="normal" style:font-size-complex="10pt" style:font-style-complex="normal" style:text-rotation-angle="0" style:text-rotation-scale="line-height"/>
    </style:style>
    <style:style style:name="P158" style:family="paragraph" style:parent-style-name="Table_20_Contents"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5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60" style:family="paragraph" style:parent-style-name="Table_20_Contents">
      <style:text-properties style:font-name="Arial" fo:font-size="10pt" fo:font-style="normal" officeooo:rsid="00e0d701" officeooo:paragraph-rsid="00e0d701" style:font-size-asian="10pt" style:font-style-asian="normal" style:font-size-complex="10pt" style:font-style-complex="normal" style:text-rotation-angle="0" style:text-rotation-scale="line-height"/>
    </style:style>
    <style:style style:name="P16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0d701" officeooo:paragraph-rsid="00e0d701" style:font-size-asian="10pt" style:font-style-asian="normal" style:font-size-complex="10pt" style:font-style-complex="normal" style:text-rotation-angle="0" style:text-rotation-scale="line-height"/>
    </style:style>
    <style:style style:name="P162" style:family="paragraph" style:parent-style-name="Table_20_Contents">
      <style:text-properties style:font-name="Arial" fo:font-size="10pt" fo:font-style="normal" officeooo:rsid="00e20ddb" officeooo:paragraph-rsid="00e20ddb" style:font-size-asian="10pt" style:font-style-asian="normal" style:font-size-complex="10pt" style:font-style-complex="normal" style:text-rotation-angle="0" style:text-rotation-scale="line-height"/>
    </style:style>
    <style:style style:name="P163" style:family="paragraph" style:parent-style-name="Table_20_Contents">
      <style:text-properties style:font-name="Arial" fo:font-size="10pt" fo:font-style="normal" officeooo:rsid="00e20ddb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64" style:family="paragraph" style:parent-style-name="Table_20_Contents">
      <style:text-properties style:font-name="Arial" fo:font-size="10pt" fo:font-style="normal" officeooo:rsid="00e20ddb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165" style:family="paragraph" style:parent-style-name="Table_20_Contents">
      <style:text-properties style:font-name="Arial" fo:font-size="10pt" fo:font-style="normal" officeooo:rsid="00e7bdf5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166" style:family="paragraph" style:parent-style-name="Table_20_Contents">
      <style:text-properties style:font-name="Arial" fo:font-size="10pt" fo:font-style="normal" officeooo:rsid="00e7bdf5" officeooo:paragraph-rsid="00eb4e34" style:font-size-asian="10pt" style:font-style-asian="normal" style:font-size-complex="10pt" style:font-style-complex="normal" style:text-rotation-angle="0" style:text-rotation-scale="line-height"/>
    </style:style>
    <style:style style:name="P167" style:family="paragraph" style:parent-style-name="Table_20_Contents">
      <style:text-properties style:font-name="Arial" fo:font-size="10pt" fo:font-style="normal" officeooo:rsid="00e7bdf5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68" style:family="paragraph" style:parent-style-name="Table_20_Contents">
      <style:text-properties style:font-name="Arial" fo:font-size="10pt" fo:font-style="normal" officeooo:rsid="00e7bdf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169" style:family="paragraph" style:parent-style-name="Table_20_Contents">
      <style:text-properties style:font-name="Arial" fo:font-size="10pt" fo:font-style="normal" officeooo:rsid="00e7bdf5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17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95d5a" officeooo:paragraph-rsid="00e95d5a" style:font-size-asian="10pt" style:font-style-asian="normal" style:font-size-complex="10pt" style:font-style-complex="normal" style:text-rotation-angle="0" style:text-rotation-scale="line-height"/>
    </style:style>
    <style:style style:name="P171" style:family="paragraph" style:parent-style-name="Table_20_Contents">
      <style:text-properties style:font-name="Arial" fo:font-size="10pt" fo:font-style="normal" officeooo:rsid="00ec0e46" officeooo:paragraph-rsid="00ec0e46" style:font-size-asian="10pt" style:font-style-asian="normal" style:font-size-complex="10pt" style:font-style-complex="normal" style:text-rotation-angle="0" style:text-rotation-scale="line-height"/>
    </style:style>
    <style:style style:name="P172" style:family="paragraph" style:parent-style-name="Table_20_Contents">
      <style:text-properties style:font-name="Arial" fo:font-size="10pt" fo:font-style="normal" officeooo:rsid="00ec0e46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7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c0e46" officeooo:paragraph-rsid="00ec0e46" style:font-size-asian="10pt" style:font-style-asian="normal" style:font-size-complex="10pt" style:font-style-complex="normal" style:text-rotation-angle="0" style:text-rotation-scale="line-height"/>
    </style:style>
    <style:style style:name="P174" style:family="paragraph" style:parent-style-name="Table_20_Contents">
      <style:text-properties style:font-name="Arial" fo:font-size="10pt" fo:font-style="normal" officeooo:rsid="00ed35e8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7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d35e8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76" style:family="paragraph" style:parent-style-name="Table_20_Contents">
      <style:text-properties style:font-name="Arial" fo:font-size="10pt" fo:font-style="normal" officeooo:rsid="00ed35e8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177" style:family="paragraph" style:parent-style-name="Table_20_Contents">
      <style:text-properties style:font-name="Arial" fo:font-size="10pt" fo:font-style="normal" officeooo:rsid="00ed35e8" officeooo:paragraph-rsid="00f70530" style:font-size-asian="10pt" style:font-style-asian="normal" style:font-size-complex="10pt" style:font-style-complex="normal" style:text-rotation-angle="0" style:text-rotation-scale="line-height"/>
    </style:style>
    <style:style style:name="P178" style:family="paragraph" style:parent-style-name="Table_20_Contents">
      <style:text-properties style:font-name="Arial" fo:font-size="10pt" fo:font-style="normal" officeooo:rsid="00ef120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17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f120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18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f1205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181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Arial" fo:font-size="10pt" fo:font-style="normal" officeooo:rsid="00ef1205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82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  <style:text-properties style:font-name="Arial" fo:font-size="10pt" fo:font-style="normal" officeooo:rsid="00ef1205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83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style:font-name="Arial" fo:font-size="10pt" fo:font-style="normal" officeooo:rsid="00ef1205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8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f1205" officeooo:paragraph-rsid="00fd7fc4" style:font-size-asian="10pt" style:font-style-asian="normal" style:font-size-complex="10pt" style:font-style-complex="normal" style:text-rotation-angle="0" style:text-rotation-scale="line-height"/>
    </style:style>
    <style:style style:name="P18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f1205" officeooo:paragraph-rsid="00fc54ca" style:font-size-asian="10pt" style:font-style-asian="normal" style:font-size-complex="10pt" style:font-style-complex="normal" style:text-rotation-angle="0" style:text-rotation-scale="line-height"/>
    </style:style>
    <style:style style:name="P186" style:family="paragraph" style:parent-style-name="Table_20_Contents">
      <style:text-properties style:font-name="Arial" fo:font-size="10pt" fo:font-style="normal" officeooo:rsid="00ef1205" officeooo:paragraph-rsid="00f70530" style:font-size-asian="10pt" style:font-style-asian="normal" style:font-size-complex="10pt" style:font-style-complex="normal" style:text-rotation-angle="0" style:text-rotation-scale="line-height"/>
    </style:style>
    <style:style style:name="P187" style:family="paragraph" style:parent-style-name="Table_20_Contents">
      <style:text-properties style:font-name="Arial" fo:font-size="10pt" fo:font-style="normal" officeooo:rsid="00ef1205" officeooo:paragraph-rsid="00f78719" style:font-size-asian="10pt" style:font-style-asian="normal" style:font-size-complex="10pt" style:font-style-complex="normal" style:text-rotation-angle="0" style:text-rotation-scale="line-height"/>
    </style:style>
    <style:style style:name="P188" style:family="paragraph" style:parent-style-name="Table_20_Contents">
      <style:text-properties style:font-name="Arial" fo:font-size="10pt" fo:font-style="normal" officeooo:rsid="00ef1205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189" style:family="paragraph" style:parent-style-name="Table_20_Contents">
      <style:text-properties style:font-name="Arial" fo:font-size="10pt" fo:font-style="normal" officeooo:rsid="00ef1205" officeooo:paragraph-rsid="00fc54ca" style:font-size-asian="10pt" style:font-style-asian="normal" style:font-size-complex="10pt" style:font-style-complex="normal" style:text-rotation-angle="0" style:text-rotation-scale="line-height"/>
    </style:style>
    <style:style style:name="P190" style:family="paragraph" style:parent-style-name="Table_20_Contents">
      <style:text-properties style:font-name="Arial" fo:font-size="10pt" fo:font-style="normal" officeooo:rsid="00ef1205" officeooo:paragraph-rsid="00fd7fc4" style:font-size-asian="10pt" style:font-style-asian="normal" style:font-size-complex="10pt" style:font-style-complex="normal" style:text-rotation-angle="0" style:text-rotation-scale="line-height"/>
    </style:style>
    <style:style style:name="P19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236e8" officeooo:paragraph-rsid="00f236e8" style:font-size-asian="10pt" style:font-style-asian="normal" style:font-size-complex="10pt" style:font-style-complex="normal" style:text-rotation-angle="0" style:text-rotation-scale="line-height"/>
    </style:style>
    <style:style style:name="P192" style:family="paragraph" style:parent-style-name="Table_20_Contents">
      <style:text-properties style:font-name="Arial" fo:font-size="10pt" fo:font-style="normal" officeooo:rsid="00f3cae1" officeooo:paragraph-rsid="00f3cae1" style:font-size-asian="10pt" style:font-style-asian="normal" style:font-size-complex="10pt" style:font-style-complex="normal" style:text-rotation-angle="0" style:text-rotation-scale="line-height"/>
    </style:style>
    <style:style style:name="P19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3cae1" officeooo:paragraph-rsid="00f3cae1" style:font-size-asian="10pt" style:font-style-asian="normal" style:font-size-complex="10pt" style:font-style-complex="normal" style:text-rotation-angle="0" style:text-rotation-scale="line-height"/>
    </style:style>
    <style:style style:name="P194" style:family="paragraph" style:parent-style-name="Table_20_Contents">
      <style:text-properties style:font-name="Arial" fo:font-size="10pt" fo:font-style="normal" officeooo:rsid="00f3cae1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19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70530" officeooo:paragraph-rsid="00f70530" style:font-size-asian="10pt" style:font-style-asian="normal" style:font-size-complex="10pt" style:font-style-complex="normal" style:text-rotation-angle="0" style:text-rotation-scale="line-height"/>
    </style:style>
    <style:style style:name="P19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78719" officeooo:paragraph-rsid="00f78719" style:font-size-asian="10pt" style:font-style-asian="normal" style:font-size-complex="10pt" style:font-style-complex="normal" style:text-rotation-angle="0" style:text-rotation-scale="line-height"/>
    </style:style>
    <style:style style:name="P19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94d81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198" style:family="paragraph" style:parent-style-name="Table_20_Contents">
      <style:text-properties style:font-name="Arial" fo:font-size="10pt" fo:font-style="normal" officeooo:rsid="00f94d81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19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c54ca" officeooo:paragraph-rsid="00fc54ca" style:font-size-asian="10pt" style:font-style-asian="normal" style:font-size-complex="10pt" style:font-style-complex="normal" style:text-rotation-angle="0" style:text-rotation-scale="line-height"/>
    </style:style>
    <style:style style:name="P200" style:family="paragraph" style:parent-style-name="Table_20_Contents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 style:text-rotation-angle="0" style:text-rotation-scale="line-height"/>
    </style:style>
    <style:style style:name="P201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fo:font-style="normal" style:text-underline-style="none" officeooo:rsid="00e3b226" style:font-size-asian="10pt" style:font-style-asian="normal" style:font-size-complex="10pt" style:font-style-complex="normal" style:text-rotation-angle="0" style:text-rotation-scale="line-height"/>
    </style:style>
    <style:style style:name="P202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203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204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205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206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207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208" style:family="paragraph" style:parent-style-name="Table_20_Contents">
      <style:text-properties style:font-name="Arial" fo:font-size="10pt" officeooo:rsid="008f03d5" officeooo:paragraph-rsid="008f03d5" style:font-size-asian="10pt" style:font-size-complex="10pt" style:text-rotation-angle="0" style:text-rotation-scale="line-height"/>
    </style:style>
    <style:style style:name="P209" style:family="paragraph" style:parent-style-name="Table_20_Contents">
      <style:text-properties style:font-name="Arial" fo:font-size="10pt" officeooo:rsid="00e20ddb" officeooo:paragraph-rsid="00e20ddb" style:font-size-asian="10pt" style:font-size-complex="10pt" style:text-rotation-angle="0" style:text-rotation-scale="line-height"/>
    </style:style>
    <style:style style:name="P210" style:family="paragraph" style:parent-style-name="Table_20_Contents">
      <style:text-properties style:font-name="Arial" fo:font-size="10pt" officeooo:rsid="00e3b226" officeooo:paragraph-rsid="00e3b226" style:font-size-asian="10pt" style:font-size-complex="10pt" style:text-rotation-angle="0" style:text-rotation-scale="line-height"/>
    </style:style>
    <style:style style:name="P211" style:family="paragraph" style:parent-style-name="Table_20_Contents">
      <style:text-properties style:font-name="Arial" fo:font-size="10pt" officeooo:rsid="00e95d5a" officeooo:paragraph-rsid="00e95d5a" style:font-size-asian="10pt" style:font-size-complex="10pt" style:text-rotation-angle="0" style:text-rotation-scale="line-height"/>
    </style:style>
    <style:style style:name="P212" style:family="paragraph" style:parent-style-name="Table_20_Contents">
      <style:text-properties style:font-name="Arial" fo:font-size="10pt" officeooo:rsid="00ed35e8" officeooo:paragraph-rsid="00ed35e8" style:font-size-asian="10pt" style:font-size-complex="10pt" style:text-rotation-angle="0" style:text-rotation-scale="line-height"/>
    </style:style>
    <style:style style:name="P213" style:family="paragraph" style:parent-style-name="Table_20_Contents">
      <style:text-properties style:font-name="Arial" fo:background-color="#99ff99"/>
    </style:style>
    <style:style style:name="P214" style:family="paragraph" style:parent-style-name="Table_20_Contents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style-complex="normal" style:font-weight-complex="bold" style:text-rotation-angle="0" style:text-rotation-scale="line-height"/>
    </style:style>
    <style:style style:name="P215" style:family="paragraph" style:parent-style-name="Table_20_Contents">
      <style:text-properties style:font-name="Arial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216" style:family="paragraph" style:parent-style-name="Table_20_Contents">
      <style:paragraph-properties fo:text-align="center" style:justify-single-word="false"/>
      <style:text-properties style:font-name="Arial" fo:font-size="22pt" fo:font-style="normal" fo:font-weight="bold" officeooo:rsid="000ee5b7" officeooo:paragraph-rsid="000ee5b7" style:font-size-asian="22pt" style:font-style-asian="normal" style:font-weight-asian="bold" style:font-size-complex="22pt" style:font-style-complex="normal" style:font-weight-complex="bold"/>
    </style:style>
    <style:style style:name="P217" style:family="paragraph" style:parent-style-name="Titulo_20_2">
      <style:text-properties fo:background-color="#99ff66"/>
    </style:style>
    <style:style style:name="P218" style:family="paragraph" style:parent-style-name="Titulo_20_2">
      <style:text-properties style:font-weight-complex="bold"/>
    </style:style>
    <style:style style:name="P219" style:family="paragraph" style:parent-style-name="Titulo_20_2">
      <style:paragraph-properties fo:margin-left="0.4929in" fo:margin-right="0in" fo:text-indent="0in" style:auto-text-indent="false">
        <style:tab-stops/>
      </style:paragraph-properties>
      <style:text-properties fo:font-weight="normal" style:font-weight-asian="normal"/>
    </style:style>
    <style:style style:name="P220" style:family="paragraph" style:parent-style-name="Titulo_20_2">
      <style:paragraph-properties fo:margin-left="0.4929in" fo:margin-right="0in" fo:text-indent="0in" style:auto-text-indent="false">
        <style:tab-stops/>
      </style:paragraph-properties>
    </style:style>
    <style:style style:name="P221" style:family="paragraph" style:parent-style-name="Titulo_20_2">
      <style:paragraph-properties fo:margin-left="0.9862in" fo:margin-right="0in" fo:text-indent="-0.25in" style:auto-text-indent="false">
        <style:tab-stops/>
      </style:paragraph-properties>
      <style:text-properties fo:font-weight="normal" style:font-weight-asian="normal"/>
    </style:style>
    <style:style style:name="P222" style:family="paragraph" style:parent-style-name="Titulo_20_1">
      <style:text-properties officeooo:rsid="00bcd40b" officeooo:paragraph-rsid="00bcd40b"/>
    </style:style>
    <style:style style:name="P223" style:family="paragraph" style:parent-style-name="Titulo_20_1">
      <style:text-properties fo:color="#333333" fo:font-size="10pt" officeooo:rsid="00bcd40b" officeooo:paragraph-rsid="00bcd40b" style:font-size-asian="10pt" style:font-size-complex="10pt"/>
    </style:style>
    <style:style style:name="P224" style:family="paragraph" style:parent-style-name="Titulo_20_1">
      <style:text-properties fo:font-size="10pt" fo:font-weight="normal" officeooo:rsid="00bf9d37" officeooo:paragraph-rsid="00bf9d37" style:font-size-asian="10pt" style:font-weight-asian="normal" style:font-size-complex="10pt" style:font-weight-complex="normal"/>
    </style:style>
    <style:style style:name="P225" style:family="paragraph" style:parent-style-name="Titulo_20_1">
      <style:text-properties fo:font-size="10pt" fo:font-weight="normal" officeooo:rsid="00c061c9" officeooo:paragraph-rsid="00c061c9" style:font-size-asian="10pt" style:font-weight-asian="normal" style:font-size-complex="10pt" style:font-weight-complex="normal"/>
    </style:style>
    <style:style style:name="P226" style:family="paragraph" style:parent-style-name="Titulo_20_1">
      <style:text-properties fo:font-size="10pt" fo:font-weight="normal" officeooo:rsid="00c1f5fc" officeooo:paragraph-rsid="00cf4a72" style:font-size-asian="10pt" style:font-weight-asian="normal" style:font-size-complex="10pt" style:font-weight-complex="normal"/>
    </style:style>
    <style:style style:name="P227" style:family="paragraph" style:parent-style-name="Titulo_20_1">
      <style:text-properties fo:font-size="10pt" fo:font-weight="normal" officeooo:rsid="00c8ac4b" officeooo:paragraph-rsid="00d0cd80" style:font-size-asian="10pt" style:font-weight-asian="normal" style:font-size-complex="10pt" style:font-weight-complex="normal"/>
    </style:style>
    <style:style style:name="P228" style:family="paragraph" style:parent-style-name="Titulo_20_1">
      <style:text-properties fo:font-size="10pt" fo:font-weight="normal" officeooo:rsid="00cbfbfa" officeooo:paragraph-rsid="00cec658" style:font-size-asian="10pt" style:font-weight-asian="normal" style:font-size-complex="10pt" style:font-weight-complex="normal"/>
    </style:style>
    <style:style style:name="P229" style:family="paragraph" style:parent-style-name="Titulo_20_1">
      <style:text-properties fo:font-size="10pt" fo:font-weight="normal" officeooo:rsid="00cec658" officeooo:paragraph-rsid="00d0cd80" style:font-size-asian="10pt" style:font-weight-asian="normal" style:font-size-complex="10pt" style:font-weight-complex="normal"/>
    </style:style>
    <style:style style:name="P230" style:family="paragraph" style:parent-style-name="Titulo_20_1">
      <style:text-properties fo:font-size="10pt" fo:font-weight="normal" officeooo:rsid="00cec658" officeooo:paragraph-rsid="00cec658" style:font-size-asian="10pt" style:font-weight-asian="normal" style:font-size-complex="10pt" style:font-weight-complex="normal"/>
    </style:style>
    <style:style style:name="P231" style:family="paragraph" style:parent-style-name="Titulo_20_1">
      <style:text-properties fo:font-size="10pt" fo:font-weight="normal" officeooo:rsid="00cf4a72" officeooo:paragraph-rsid="00cf4a72" style:font-size-asian="10pt" style:font-weight-asian="normal" style:font-size-complex="10pt" style:font-weight-complex="normal"/>
    </style:style>
    <style:style style:name="P232" style:family="paragraph" style:parent-style-name="Titulo_20_1">
      <style:text-properties fo:font-size="10pt" fo:font-weight="normal" officeooo:rsid="00cffebc" officeooo:paragraph-rsid="00cffebc" style:font-size-asian="10pt" style:font-weight-asian="normal" style:font-size-complex="10pt" style:font-weight-complex="normal"/>
    </style:style>
    <style:style style:name="P233" style:family="paragraph" style:parent-style-name="Titulo_20_1">
      <style:text-properties fo:font-size="10pt" fo:font-weight="normal" officeooo:rsid="00d0cd80" officeooo:paragraph-rsid="00d0cd80" style:font-size-asian="10pt" style:font-weight-asian="normal" style:font-size-complex="10pt" style:font-weight-complex="normal"/>
    </style:style>
    <style:style style:name="P234" style:family="paragraph" style:parent-style-name="Titulo_20_1">
      <style:text-properties fo:font-size="10pt" fo:font-weight="normal" officeooo:rsid="00d1eb35" officeooo:paragraph-rsid="00d1eb35" style:font-size-asian="10pt" style:font-weight-asian="normal" style:font-size-complex="10pt" style:font-weight-complex="normal"/>
    </style:style>
    <style:style style:name="P235" style:family="paragraph" style:parent-style-name="Titulo_20_1">
      <style:text-properties fo:font-size="10pt" fo:font-weight="normal" officeooo:rsid="00d45d0b" officeooo:paragraph-rsid="00d45d0b" style:font-size-asian="10pt" style:font-weight-asian="normal" style:font-size-complex="10pt" style:font-weight-complex="normal"/>
    </style:style>
    <style:style style:name="P236" style:family="paragraph" style:parent-style-name="Titulo_20_1">
      <style:text-properties fo:font-size="10pt" fo:font-weight="normal" officeooo:rsid="00d647ab" officeooo:paragraph-rsid="00d647ab" style:font-size-asian="10pt" style:font-weight-asian="normal" style:font-size-complex="10pt" style:font-weight-complex="normal"/>
    </style:style>
    <style:style style:name="P237" style:family="paragraph" style:parent-style-name="Titulo_20_1">
      <style:text-properties fo:font-size="10pt" fo:font-weight="normal" officeooo:rsid="00d7c18d" officeooo:paragraph-rsid="00d7c18d" style:font-size-asian="10pt" style:font-weight-asian="normal" style:font-size-complex="10pt" style:font-weight-complex="normal"/>
    </style:style>
    <style:style style:name="P238" style:family="paragraph" style:parent-style-name="Titulo_20_1">
      <style:text-properties fo:font-size="10pt" fo:font-weight="normal" officeooo:rsid="00d95c46" officeooo:paragraph-rsid="00d95c46" style:font-size-asian="10pt" style:font-weight-asian="normal" style:font-size-complex="10pt" style:font-weight-complex="normal"/>
    </style:style>
    <style:style style:name="P239" style:family="paragraph" style:parent-style-name="Titulo_20_1">
      <style:text-properties fo:font-size="10pt" fo:font-weight="normal" officeooo:rsid="00d9823e" officeooo:paragraph-rsid="00d9823e" style:font-size-asian="10pt" style:font-weight-asian="normal" style:font-size-complex="10pt" style:font-weight-complex="normal"/>
    </style:style>
    <style:style style:name="P240" style:family="paragraph" style:parent-style-name="Titulo_20_1">
      <style:text-properties fo:color="#ffffff" fo:font-size="10pt" fo:font-weight="normal" officeooo:rsid="00d9823e" officeooo:paragraph-rsid="00d9823e" style:font-size-asian="10pt" style:font-weight-asian="normal" style:font-size-complex="10pt" style:font-weight-complex="normal"/>
    </style:style>
    <style:style style:name="P241" style:family="paragraph" style:parent-style-name="Titulo_20_1">
      <style:text-properties fo:color="#ffffff" fo:font-size="10pt" fo:font-weight="normal" officeooo:rsid="00c6e47b" officeooo:paragraph-rsid="00c6e47b" style:font-size-asian="10pt" style:font-weight-asian="normal" style:font-size-complex="10pt" style:font-weight-complex="normal"/>
    </style:style>
    <style:style style:name="P242" style:family="paragraph" style:parent-style-name="Titulo_20_1">
      <style:text-properties fo:color="#ffffff" fo:font-size="10pt" fo:font-weight="normal" officeooo:rsid="00d3fd3d" officeooo:paragraph-rsid="00d3fd3d" style:font-size-asian="10pt" style:font-weight-asian="normal" style:font-size-complex="10pt" style:font-weight-complex="normal"/>
    </style:style>
    <style:style style:name="P243" style:family="paragraph" style:parent-style-name="Standard">
      <style:text-properties style:font-name="Arial" fo:font-size="22pt" fo:font-style="normal" fo:font-weight="bold" officeooo:rsid="01018429" officeooo:paragraph-rsid="01018429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244" style:family="paragraph" style:parent-style-name="Standard">
      <style:text-properties style:font-name="Arial" fo:font-size="10pt" fo:font-style="normal" officeooo:rsid="01018429" officeooo:paragraph-rsid="01018429" style:font-size-asian="10pt" style:font-style-asian="normal" style:font-size-complex="10pt" style:font-style-complex="normal" style:text-rotation-angle="0" style:text-rotation-scale="line-height"/>
    </style:style>
    <style:style style:name="P245" style:family="paragraph" style:parent-style-name="Titulo_20_1" style:master-page-name="MP0">
      <style:paragraph-properties fo:text-align="start" style:justify-single-word="false" style:page-number="auto" fo:break-before="page"/>
    </style:style>
    <style:style style:name="P246" style:family="paragraph" style:parent-style-name="Table_20_Contents">
      <style:text-properties style:font-name="Arial" fo:font-size="10pt" fo:font-style="normal" officeooo:rsid="01018429" officeooo:paragraph-rsid="01018429" style:font-size-asian="10pt" style:font-style-asian="normal" style:font-size-complex="10pt" style:font-style-complex="normal" style:text-rotation-angle="0" style:text-rotation-scale="line-height"/>
    </style:style>
    <style:style style:name="P247" style:family="paragraph" style:parent-style-name="Table_20_Contents">
      <style:paragraph-properties fo:text-align="center" style:justify-single-word="false"/>
      <style:text-properties style:font-name="Arial" fo:font-size="10pt" fo:font-style="normal" officeooo:rsid="0102d279" officeooo:paragraph-rsid="0102d279" style:font-size-asian="10pt" style:font-style-asian="normal" style:font-size-complex="10pt" style:font-style-complex="normal" style:text-rotation-angle="0" style:text-rotation-scale="line-height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  <style:style style:name="T17" style:family="text">
      <style:text-properties officeooo:rsid="00661a0f"/>
    </style:style>
    <style:style style:name="T18" style:family="text">
      <style:text-properties officeooo:rsid="00671806"/>
    </style:style>
    <style:style style:name="T19" style:family="text">
      <style:text-properties officeooo:rsid="0075abb7"/>
    </style:style>
    <style:style style:name="T20" style:family="text">
      <style:text-properties officeooo:rsid="007aa76d"/>
    </style:style>
    <style:style style:name="T21" style:family="text">
      <style:text-properties officeooo:rsid="007b6af4"/>
    </style:style>
    <style:style style:name="T22" style:family="text">
      <style:text-properties officeooo:rsid="008b08b0"/>
    </style:style>
    <style:style style:name="T23" style:family="text">
      <style:text-properties officeooo:rsid="008f03d5"/>
    </style:style>
    <style:style style:name="T24" style:family="text">
      <style:text-properties officeooo:rsid="0091dffc"/>
    </style:style>
    <style:style style:name="T25" style:family="text">
      <style:text-properties officeooo:rsid="0096a498"/>
    </style:style>
    <style:style style:name="T26" style:family="text">
      <style:text-properties officeooo:rsid="0099ce03"/>
    </style:style>
    <style:style style:name="T27" style:family="text">
      <style:text-properties officeooo:rsid="009ebdc5"/>
    </style:style>
    <style:style style:name="T28" style:family="text">
      <style:text-properties officeooo:rsid="00a1b8de"/>
    </style:style>
    <style:style style:name="T29" style:family="text">
      <style:text-properties officeooo:rsid="00a8e73f"/>
    </style:style>
    <style:style style:name="T30" style:family="text">
      <style:text-properties officeooo:rsid="00a9939c"/>
    </style:style>
    <style:style style:name="T31" style:family="text">
      <style:text-properties officeooo:rsid="00b3386a"/>
    </style:style>
    <style:style style:name="T32" style:family="text">
      <style:text-properties officeooo:rsid="00b80d19"/>
    </style:style>
    <style:style style:name="T33" style:family="text">
      <style:text-properties officeooo:rsid="00bd406a"/>
    </style:style>
    <style:style style:name="T34" style:family="text">
      <style:text-properties officeooo:rsid="00c061c9"/>
    </style:style>
    <style:style style:name="T35" style:family="text">
      <style:text-properties officeooo:rsid="00c4f400"/>
    </style:style>
    <style:style style:name="T36" style:family="text">
      <style:text-properties officeooo:rsid="00c8ac4b"/>
    </style:style>
    <style:style style:name="T37" style:family="text">
      <style:text-properties officeooo:rsid="00c9fd76"/>
    </style:style>
    <style:style style:name="T38" style:family="text">
      <style:text-properties officeooo:rsid="00cf4a72"/>
    </style:style>
    <style:style style:name="T39" style:family="text">
      <style:text-properties officeooo:rsid="00cffebc"/>
    </style:style>
    <style:style style:name="T40" style:family="text">
      <style:text-properties officeooo:rsid="00d0cd80"/>
    </style:style>
    <style:style style:name="T41" style:family="text">
      <style:text-properties officeooo:rsid="00d31fcf"/>
    </style:style>
    <style:style style:name="T42" style:family="text">
      <style:text-properties officeooo:rsid="00d45d0b"/>
    </style:style>
    <style:style style:name="T43" style:family="text">
      <style:text-properties officeooo:rsid="00d647ab"/>
    </style:style>
    <style:style style:name="T44" style:family="text">
      <style:text-properties officeooo:rsid="00d92964"/>
    </style:style>
    <style:style style:name="T45" style:family="text">
      <style:text-properties officeooo:rsid="00d9823e"/>
    </style:style>
    <style:style style:name="T46" style:family="text">
      <style:text-properties officeooo:rsid="00de90f4"/>
    </style:style>
    <style:style style:name="T47" style:family="text">
      <style:text-properties officeooo:rsid="00dfc20d"/>
    </style:style>
    <style:style style:name="T48" style:family="text">
      <style:text-properties officeooo:rsid="00e0d701"/>
    </style:style>
    <style:style style:name="T49" style:family="text">
      <style:text-properties officeooo:rsid="00e7bdf5"/>
    </style:style>
    <style:style style:name="T50" style:family="text">
      <style:text-properties officeooo:rsid="00e95d5a"/>
    </style:style>
    <style:style style:name="T51" style:family="text">
      <style:text-properties officeooo:rsid="00e20ddb"/>
    </style:style>
    <style:style style:name="T52" style:family="text">
      <style:text-properties officeooo:rsid="00ed6028"/>
    </style:style>
    <style:style style:name="T53" style:family="text">
      <style:text-properties officeooo:rsid="00f236e8"/>
    </style:style>
    <style:style style:name="T54" style:family="text">
      <style:text-properties officeooo:rsid="00f4281a"/>
    </style:style>
    <style:style style:name="T55" style:family="text">
      <style:text-properties officeooo:rsid="00f70530"/>
    </style:style>
    <style:style style:name="T56" style:family="text">
      <style:text-properties officeooo:rsid="00f94d81"/>
    </style:style>
    <style:style style:name="T57" style:family="text">
      <style:text-properties officeooo:rsid="00fa51c4"/>
    </style:style>
    <style:style style:name="T58" style:family="text">
      <style:text-properties officeooo:rsid="00fd7f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5">Agenda segunda fase.</text:p>
      <text:p text:style-name="Titulo_20_2">Lapso</text:p>
      <text:p text:style-name="P68">12 Semanas. <text:s/>3 semana abril – 3 semana agosto.</text:p>
      <text:p text:style-name="P69">16 junio 8 semana</text:p>
      <text:p text:style-name="Standard"/>
      <text:p text:style-name="Titulo_20_2">Tareas</text:p>
      <text:p text:style-name="P217">0 Informe banco de medición de figura de ruido</text:p>
      <text:p text:style-name="P219">Dedicar 1.5 horas diarias</text:p>
      <text:p text:style-name="Titulo_20_2">1 Diagrama conceptual de equipo prototipo.</text:p>
      <text:p text:style-name="P220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219">Ensamblar prototipo de modulo periféricos en protoboard, luego esquemáticos y armar en PCB de ser posible.</text:p>
      <text:p text:style-name="Titulo_20_2">3 Selección de componentes.</text:p>
      <text:p text:style-name="P219">En principio, circuitos integrados:</text:p>
      <text:p text:style-name="P221">Núcleo microprocesador.</text:p>
      <text:p text:style-name="P221">Drivers GPIO (expansores de puerto).</text:p>
      <text:p text:style-name="P221">Drivers de bus GPIB.</text:p>
      <text:p text:style-name="P221">Controlador y drivers de pantalla.</text:p>
      <text:p text:style-name="P221">Controlador de interfaz física.</text:p>
      <text:p text:style-name="P221">Modulo Ethernet.</text:p>
      <text:p text:style-name="P221">Pantalla táctil LCD.</text:p>
      <text:p text:style-name="P218">4 Investigación desarrollo empleando microcontrolador núcleo y periféricos.</text:p>
      <text:p text:style-name="P219">Investigar el desarrollo y programación con el micro núcleo, en caso de ser ARM.</text:p>
      <text:p text:style-name="P219">Investigar el desarrollo y programación de los periféricos, como módulos de Ethernet.</text:p>
      <text:p text:style-name="P219">Estudio diseños de referencia y tarjetas de desarrollo de los fabricantes.</text:p>
      <text:p text:style-name="P218">5 Investigación, selección e instalación software para desarrollo.</text:p>
      <text:p text:style-name="P219">Entornos de desarrollo para microcontroladores. Librerías de apoyo (USB, Ethernet, TCT/IP).</text:p>
      <text:p text:style-name="Titulo_20_2">6 Plantear estrategias de diseño software y firmware.</text:p>
      <text:p text:style-name="P220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218">7 Diagramas UML software y firmware.</text:p>
      <text:p text:style-name="P218">8 Elaborar software / firmware de prototipo en tarjeta de desarrollo</text:p>
      <text:p text:style-name="P219">Usar Intel Galileo para implementar y probar prototipo de software / firmware. Implementar prototipo software.</text:p>
      <text:p text:style-name="Titulo_20_2">9 Generar esquemáticos preliminares</text:p>
      <text:p text:style-name="P220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71"/>
          </table:table-cell>
          <table:table-cell table:style-name="Table1.A1" office:value-type="string">
            <text:p text:style-name="P71">1</text:p>
          </table:table-cell>
          <table:table-cell table:style-name="Table1.A1" office:value-type="string">
            <text:p text:style-name="P71">2</text:p>
          </table:table-cell>
          <table:table-cell table:style-name="Table1.A1" office:value-type="string">
            <text:p text:style-name="P71">3</text:p>
          </table:table-cell>
          <table:table-cell table:style-name="Table1.A1" office:value-type="string">
            <text:p text:style-name="P71">4</text:p>
          </table:table-cell>
          <table:table-cell table:style-name="Table1.A1" office:value-type="string">
            <text:p text:style-name="P71">5</text:p>
          </table:table-cell>
          <table:table-cell table:style-name="Table1.A1" office:value-type="string">
            <text:p text:style-name="P71">6</text:p>
          </table:table-cell>
          <table:table-cell table:style-name="Table1.A1" office:value-type="string">
            <text:p text:style-name="P71">7</text:p>
          </table:table-cell>
          <table:table-cell table:style-name="Table1.A1" office:value-type="string">
            <text:p text:style-name="P71">8</text:p>
          </table:table-cell>
          <table:table-cell table:style-name="Table1.A1" office:value-type="string">
            <text:p text:style-name="P71">9</text:p>
          </table:table-cell>
          <table:table-cell table:style-name="Table1.A1" office:value-type="string">
            <text:p text:style-name="P71">10</text:p>
          </table:table-cell>
          <table:table-cell table:style-name="Table1.A1" office:value-type="string">
            <text:p text:style-name="P71">11</text:p>
          </table:table-cell>
          <table:table-cell table:style-name="Table1.M1" office:value-type="string">
            <text:p text:style-name="P71">12</text:p>
          </table:table-cell>
        </table:table-row>
        <table:table-row>
          <table:table-cell table:style-name="Table1.A2" office:value-type="string">
            <text:p text:style-name="P217">0 Informe banco de medición de figura de ruido</text:p>
          </table:table-cell>
          <table:table-cell table:style-name="Table1.B2" office:value-type="string">
            <text:p text:style-name="P213"/>
          </table:table-cell>
          <table:table-cell table:style-name="Table1.B2" office:value-type="string">
            <text:p text:style-name="P213"/>
          </table:table-cell>
          <table:table-cell table:style-name="Table1.B2" office:value-type="string">
            <text:p text:style-name="P213"/>
          </table:table-cell>
          <table:table-cell table:style-name="Table1.B2" office:value-type="string">
            <text:p text:style-name="P213"/>
          </table:table-cell>
          <table:table-cell table:style-name="Table1.B2" office:value-type="string">
            <text:p text:style-name="P213"/>
          </table:table-cell>
          <table:table-cell table:style-name="Table1.B2" office:value-type="string">
            <text:p text:style-name="P213"/>
          </table:table-cell>
          <table:table-cell table:style-name="Table1.B2" office:value-type="string">
            <text:p text:style-name="P213"/>
          </table:table-cell>
          <table:table-cell table:style-name="Table1.B2" office:value-type="string">
            <text:p text:style-name="P213"/>
          </table:table-cell>
          <table:table-cell table:style-name="Table1.B2" office:value-type="string">
            <text:p text:style-name="P213"/>
          </table:table-cell>
          <table:table-cell table:style-name="Table1.B2" office:value-type="string">
            <text:p text:style-name="P213"/>
          </table:table-cell>
          <table:table-cell table:style-name="Table1.B2" office:value-type="string">
            <text:p text:style-name="P213"/>
          </table:table-cell>
          <table:table-cell table:style-name="Table1.M2" office:value-type="string">
            <text:p text:style-name="P213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71"/>
          </table:table-cell>
          <table:table-cell table:style-name="Table1.B3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M3" office:value-type="string">
            <text:p text:style-name="P71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71"/>
          </table:table-cell>
          <table:table-cell table:style-name="Table1.C4" office:value-type="string">
            <text:p text:style-name="P71"/>
          </table:table-cell>
          <table:table-cell table:style-name="Table1.C4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M4" office:value-type="string">
            <text:p text:style-name="P71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71"/>
          </table:table-cell>
          <table:table-cell table:style-name="Table1.B5" office:value-type="string">
            <text:p text:style-name="P71"/>
          </table:table-cell>
          <table:table-cell table:style-name="Table1.B5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M5" office:value-type="string">
            <text:p text:style-name="P71"/>
          </table:table-cell>
        </table:table-row>
        <table:table-row>
          <table:table-cell table:style-name="Table1.A2" office:value-type="string">
            <text:p text:style-name="P218">4 Investigación desarrollo empleando microcontrolador núcleo y periféricos.</text:p>
          </table:table-cell>
          <table:table-cell table:style-name="Table1.A2" office:value-type="string">
            <text:p text:style-name="P71"/>
          </table:table-cell>
          <table:table-cell table:style-name="Table1.C6" office:value-type="string">
            <text:p text:style-name="P71"/>
          </table:table-cell>
          <table:table-cell table:style-name="Table1.C6" office:value-type="string">
            <text:p text:style-name="P71"/>
          </table:table-cell>
          <table:table-cell table:style-name="Table1.C6" office:value-type="string">
            <text:p text:style-name="P71"/>
          </table:table-cell>
          <table:table-cell table:style-name="Table1.C6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M6" office:value-type="string">
            <text:p text:style-name="P71"/>
          </table:table-cell>
        </table:table-row>
        <table:table-row>
          <table:table-cell table:style-name="Table1.A2" office:value-type="string">
            <text:p text:style-name="P218">5 Investigación, selección e instalación software para desarrollo.</text:p>
          </table:table-cell>
          <table:table-cell table:style-name="Table1.A2" office:value-type="string">
            <text:p text:style-name="P71"/>
          </table:table-cell>
          <table:table-cell table:style-name="Table1.C7" office:value-type="string">
            <text:p text:style-name="P71"/>
          </table:table-cell>
          <table:table-cell table:style-name="Table1.C7" office:value-type="string">
            <text:p text:style-name="P71"/>
          </table:table-cell>
          <table:table-cell table:style-name="Table1.C7" office:value-type="string">
            <text:p text:style-name="P71"/>
          </table:table-cell>
          <table:table-cell table:style-name="Table1.C7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M7" office:value-type="string">
            <text:p text:style-name="P71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D8" office:value-type="string">
            <text:p text:style-name="P71"/>
          </table:table-cell>
          <table:table-cell table:style-name="Table1.D8" office:value-type="string">
            <text:p text:style-name="P71"/>
          </table:table-cell>
          <table:table-cell table:style-name="Table1.D8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M8" office:value-type="string">
            <text:p text:style-name="P71"/>
          </table:table-cell>
        </table:table-row>
        <table:table-row>
          <table:table-cell table:style-name="Table1.A2" office:value-type="string">
            <text:p text:style-name="P218">7 Diagramas UML software y firmware.</text:p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D9" office:value-type="string">
            <text:p text:style-name="P71"/>
          </table:table-cell>
          <table:table-cell table:style-name="Table1.D9" office:value-type="string">
            <text:p text:style-name="P71"/>
          </table:table-cell>
          <table:table-cell table:style-name="Table1.D9" office:value-type="string">
            <text:p text:style-name="P71"/>
          </table:table-cell>
          <table:table-cell table:style-name="Table1.D9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M9" office:value-type="string">
            <text:p text:style-name="P71"/>
          </table:table-cell>
        </table:table-row>
        <table:table-row>
          <table:table-cell table:style-name="Table1.A2" office:value-type="string">
            <text:p text:style-name="P218">8 Elaborar software / firmware de prototipo en tarjeta de desarrollo</text:p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F10" office:value-type="string">
            <text:p text:style-name="P71"/>
          </table:table-cell>
          <table:table-cell table:style-name="Table1.F10" office:value-type="string">
            <text:p text:style-name="P71"/>
          </table:table-cell>
          <table:table-cell table:style-name="Table1.F10" office:value-type="string">
            <text:p text:style-name="P71"/>
          </table:table-cell>
          <table:table-cell table:style-name="Table1.F10" office:value-type="string">
            <text:p text:style-name="P71"/>
          </table:table-cell>
          <table:table-cell table:style-name="Table1.F10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M10" office:value-type="string">
            <text:p text:style-name="P71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H11" office:value-type="string">
            <text:p text:style-name="P71"/>
          </table:table-cell>
          <table:table-cell table:style-name="Table1.H11" office:value-type="string">
            <text:p text:style-name="P71"/>
          </table:table-cell>
          <table:table-cell table:style-name="Table1.H11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M11" office:value-type="string">
            <text:p text:style-name="P71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/>
          </table:table-cell>
          <table:table-cell table:style-name="Table1.M12" office:value-type="string">
            <text:p text:style-name="P71"/>
          </table:table-cell>
        </table:table-row>
      </table:table>
      <text:p text:style-name="Titulo_20_2"/>
      <text:p text:style-name="P222">Tareas que faltan </text:p>
      <text:p text:style-name="P223"><text:span text:style-name="T34">H</text:span>asta hoy 29/06/2017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9">1</text:p>
          </table:table-cell>
          <table:table-cell table:style-name="Table4.B1" office:value-type="string">
            <text:p text:style-name="P224">Definir señales y protocolo bus de dato<text:span text:style-name="T39">s</text:span> backplane Cendit 11713.</text:p>
          </table:table-cell>
        </table:table-row>
        <table:table-row>
          <table:table-cell table:style-name="Table4.A2" office:value-type="string">
            <text:p text:style-name="P239">2</text:p>
          </table:table-cell>
          <table:table-cell table:style-name="Table4.B2" office:value-type="string">
            <text:p text:style-name="P227">Lectura de especificación USBTMC.</text:p>
          </table:table-cell>
        </table:table-row>
        <table:table-row>
          <table:table-cell table:style-name="Table4.A2" office:value-type="string">
            <text:p text:style-name="P239">3</text:p>
          </table:table-cell>
          <table:table-cell table:style-name="Table4.B2" office:value-type="string">
            <text:p text:style-name="P227">Lectura funciones <text:span text:style-name="T37">librería</text:span> VISA31 (libVisa).</text:p>
          </table:table-cell>
        </table:table-row>
        <table:table-row>
          <table:table-cell table:style-name="Table4.A2" office:value-type="string">
            <text:p text:style-name="P239">4</text:p>
          </table:table-cell>
          <table:table-cell table:style-name="Table4.B2" office:value-type="string">
            <text:p text:style-name="P229">Lectura bus GPIB.</text:p>
          </table:table-cell>
        </table:table-row>
        <table:table-row>
          <table:table-cell table:style-name="Table4.A2" office:value-type="string">
            <text:p text:style-name="P239">5</text:p>
          </table:table-cell>
          <table:table-cell table:style-name="Table4.B2" office:value-type="string">
            <text:p text:style-name="P233">Lectura / <text:span text:style-name="T41">investigación</text:span> <text:span text:style-name="T42">librería</text:span> iText de java.</text:p>
          </table:table-cell>
        </table:table-row>
        <table:table-row>
          <table:table-cell table:style-name="Table4.A2" office:value-type="string">
            <text:p text:style-name="P239">17</text:p>
          </table:table-cell>
          <table:table-cell table:style-name="Table4.B2" office:value-type="string">
            <text:p text:style-name="P232">Lectura hoja datos de controladores ethernet.</text:p>
          </table:table-cell>
        </table:table-row>
        <table:table-row>
          <table:table-cell table:style-name="Table4.A2" office:value-type="string">
            <text:p text:style-name="P239">18</text:p>
          </table:table-cell>
          <table:table-cell table:style-name="Table4.B2" office:value-type="string">
            <text:p text:style-name="P236">Lectura hoja datos microcontrolador ARM.</text:p>
          </table:table-cell>
        </table:table-row>
        <table:table-row>
          <table:table-cell table:style-name="Table4.A2" office:value-type="string">
            <text:p text:style-name="P239">6</text:p>
          </table:table-cell>
          <table:table-cell table:style-name="Table4.B2" office:value-type="string">
            <text:p text:style-name="P234">Investigación desarrollo en microcontrolador ARM.</text:p>
          </table:table-cell>
        </table:table-row>
        <table:table-row>
          <table:table-cell table:style-name="Table4.A9" office:value-type="string">
            <text:p text:style-name="P239">7</text:p>
          </table:table-cell>
          <table:table-cell table:style-name="Table4.B9" office:value-type="string">
            <text:p text:style-name="P230">Desarrollo firmware para <text:span text:style-name="T38">transferencia datos en el bus GPIB.</text:span></text:p>
          </table:table-cell>
        </table:table-row>
        <table:table-row>
          <table:table-cell table:style-name="Table4.A9" office:value-type="string">
            <text:p text:style-name="P239">8</text:p>
          </table:table-cell>
          <table:table-cell table:style-name="Table4.B9" office:value-type="string">
            <text:p text:style-name="P231">Desarrollo firmware recepción y procesamiento de paquetes bus USB y RS232.</text:p>
          </table:table-cell>
        </table:table-row>
        <table:table-row>
          <table:table-cell table:style-name="Table4.A9" office:value-type="string">
            <text:p text:style-name="P239">9</text:p>
          </table:table-cell>
          <table:table-cell table:style-name="Table4.B9" office:value-type="string">
            <text:p text:style-name="P231">Desarrollo firmware protocolo USBTMC.</text:p>
          </table:table-cell>
        </table:table-row>
        <text:soft-page-break/>
        <table:table-row>
          <table:table-cell table:style-name="Table4.A9" office:value-type="string">
            <text:p text:style-name="P239">10</text:p>
          </table:table-cell>
          <table:table-cell table:style-name="Table4.B9" office:value-type="string">
            <text:p text:style-name="P226">Desarrollo <text:span text:style-name="T38">firmware</text:span> para PIC18: <text:span text:style-name="T35">librería TFT LCD.</text:span></text:p>
          </table:table-cell>
        </table:table-row>
        <table:table-row>
          <table:table-cell table:style-name="Table4.A13" office:value-type="string">
            <text:p text:style-name="P239">11</text:p>
          </table:table-cell>
          <table:table-cell table:style-name="Table4.B13" office:value-type="string">
            <text:p text:style-name="P238">Definición de interfaz física Cendit11713: teclado + pantalla + tactil + sonido.</text:p>
          </table:table-cell>
        </table:table-row>
        <table:table-row>
          <table:table-cell table:style-name="Table4.A14" office:value-type="string">
            <text:p text:style-name="P239">12</text:p>
          </table:table-cell>
          <table:table-cell table:style-name="Table4.B14" office:value-type="string">
            <text:p text:style-name="P224">Selección de componentes para fuente de alimentación.</text:p>
          </table:table-cell>
        </table:table-row>
        <table:table-row>
          <table:table-cell table:style-name="Table4.A14" office:value-type="string">
            <text:p text:style-name="P239">13</text:p>
          </table:table-cell>
          <table:table-cell table:style-name="Table4.B14" office:value-type="string">
            <text:p text:style-name="P237">Selección de <text:span text:style-name="T44">componentes</text:span> driver alta corriente GPIO puerto Viking</text:p>
          </table:table-cell>
        </table:table-row>
        <table:table-row>
          <table:table-cell table:style-name="Table4.A14" office:value-type="string">
            <text:p text:style-name="P239">14</text:p>
          </table:table-cell>
          <table:table-cell table:style-name="Table4.B14" office:value-type="string">
            <text:p text:style-name="P232">Selección de componentes controlador Ethernet: Silabs / Microchip.</text:p>
          </table:table-cell>
        </table:table-row>
        <table:table-row>
          <table:table-cell table:style-name="Table4.A14" office:value-type="string">
            <text:p text:style-name="P239">15</text:p>
          </table:table-cell>
          <table:table-cell table:style-name="Table4.B14" office:value-type="string">
            <text:p text:style-name="P235"><text:span text:style-name="T43">Búsqueda local</text:span> de componentes <text:span text:style-name="T43">mecánicos</text:span>: teclado, pantalla LCD, carcasa.</text:p>
          </table:table-cell>
        </table:table-row>
        <table:table-row>
          <table:table-cell table:style-name="Table4.A18" office:value-type="string">
            <text:p text:style-name="P239">16</text:p>
          </table:table-cell>
          <table:table-cell table:style-name="Table4.B14" office:value-type="string">
            <text:p text:style-name="P236">Petición de componentes <text:span text:style-name="T45">mecánico</text:span>: conectores bus de datos, conector Viking, reemplazo conector Viking.</text:p>
          </table:table-cell>
        </table:table-row>
        <table:table-row>
          <table:table-cell table:style-name="Table4.A19" office:value-type="string">
            <text:p text:style-name="P239">19</text:p>
          </table:table-cell>
          <table:table-cell table:style-name="Table4.B19" office:value-type="string">
            <text:p text:style-name="P224">Diseño de fuentes de alimentación: <text:span text:style-name="T39">interna + externa variable.</text:span></text:p>
          </table:table-cell>
        </table:table-row>
        <table:table-row>
          <table:table-cell table:style-name="Table4.A20" office:value-type="string">
            <text:p text:style-name="P239">20</text:p>
          </table:table-cell>
          <table:table-cell table:style-name="Table4.B20" office:value-type="string">
            <text:p text:style-name="P225">Descargar hojas técnicas de componentes mecánicos: conectores GPIB, Ethernet y SATA,</text:p>
          </table:table-cell>
        </table:table-row>
        <table:table-row>
          <table:table-cell table:style-name="Table4.A20" office:value-type="string">
            <text:p text:style-name="P239">21</text:p>
          </table:table-cell>
          <table:table-cell table:style-name="Table4.B20" office:value-type="string">
            <text:p text:style-name="P225">Preparar footprints de componentes mecánicos.</text:p>
          </table:table-cell>
        </table:table-row>
        <table:table-row>
          <table:table-cell table:style-name="Table4.A22" office:value-type="string">
            <text:p text:style-name="P239">22</text:p>
          </table:table-cell>
          <table:table-cell table:style-name="Table4.B22" office:value-type="string">
            <text:p text:style-name="P228">Diseño GUI de aplicación CenditLab.</text:p>
          </table:table-cell>
        </table:table-row>
        <table:table-row>
          <table:table-cell table:style-name="Table4.A22" office:value-type="string">
            <text:p text:style-name="P239">23</text:p>
          </table:table-cell>
          <table:table-cell table:style-name="Table4.B22" office:value-type="string">
            <text:p text:style-name="P230">Diseño UML <text:span text:style-name="T40">de paquetes de software</text:span>: IO, GUI, ejecución, <text:span text:style-name="T40">presentación</text:span>.</text:p>
          </table:table-cell>
        </table:table-row>
        <table:table-row>
          <table:table-cell table:style-name="Table4.A24" office:value-type="string">
            <text:p text:style-name="P240">24</text:p>
          </table:table-cell>
          <table:table-cell table:style-name="Table4.B24" office:value-type="string">
            <text:p text:style-name="P241">Desarrollo de librerías IO en Java: <text:span text:style-name="T36">envoltorios VISA, GPIB, VXI y USBTMC.</text:span></text:p>
          </table:table-cell>
        </table:table-row>
        <table:table-row>
          <table:table-cell table:style-name="Table4.A25" office:value-type="string">
            <text:p text:style-name="P240">25</text:p>
          </table:table-cell>
          <table:table-cell table:style-name="Table4.B25" office:value-type="string">
            <text:p text:style-name="P242">Preparar documento de requerimiento de software.</text:p>
          </table:table-cell>
        </table:table-row>
        <table:table-row>
          <table:table-cell table:style-name="Table4.A25" office:value-type="string">
            <text:p text:style-name="P240">26</text:p>
          </table:table-cell>
          <table:table-cell table:style-name="Table4.B25" office:value-type="string">
            <text:p text:style-name="P242">Iniciar documento de diseño de software.</text:p>
          </table:table-cell>
        </table:table-row>
        <table:table-row>
          <table:table-cell table:style-name="Table4.A25" office:value-type="string">
            <text:p text:style-name="P240">27</text:p>
          </table:table-cell>
          <table:table-cell table:style-name="Table4.B25" office:value-type="string">
            <text:p text:style-name="P242">Volver a revisar informe técnico.</text:p>
          </table:table-cell>
        </table:table-row>
        <table:table-row>
          <table:table-cell table:style-name="Table4.A25" office:value-type="string">
            <text:p text:style-name="P240">28</text:p>
          </table:table-cell>
          <table:table-cell table:style-name="Table4.B25" office:value-type="string">
            <text:p text:style-name="P242">Iniciar informe para el tutor.</text:p>
          </table:table-cell>
        </table:table-row>
      </table:table>
      <text:p text:style-name="P224"/>
      <text:p text:style-name="Titulo_20_1"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00">Mes</text:p>
          </table:table-cell>
          <table:table-cell table:style-name="Table2.A1" office:value-type="string">
            <text:p text:style-name="P200"/>
          </table:table-cell>
          <table:table-cell table:style-name="Table2.A1" office:value-type="string">
            <text:p text:style-name="P200">Tarea</text:p>
          </table:table-cell>
          <table:table-cell table:style-name="Table2.A1" office:value-type="string">
            <text:p text:style-name="P200">Horas</text:p>
          </table:table-cell>
          <table:table-cell table:style-name="Table2.A1" office:value-type="string">
            <text:p text:style-name="P200"/>
          </table:table-cell>
          <table:table-cell table:style-name="Table2.F1" office:value-type="string">
            <text:p text:style-name="P214">Observación</text:p>
          </table:table-cell>
        </table:table-row>
        <table:table-row>
          <table:table-cell table:style-name="Table2.A2" table:number-rows-spanned="6" office:value-type="string">
            <text:p text:style-name="P215">Abril</text:p>
          </table:table-cell>
          <table:table-cell table:style-name="Table2.A2" table:number-rows-spanned="6" office:value-type="string">
            <text:p text:style-name="P72">Jueves 27</text:p>
          </table:table-cell>
          <table:table-cell table:style-name="Table2.C2" office:value-type="string">
            <text:p text:style-name="P72">Instalar software</text:p>
          </table:table-cell>
          <table:table-cell table:style-name="Table2.D2" office:value-type="string">
            <text:p text:style-name="P99">-</text:p>
          </table:table-cell>
          <table:table-cell table:style-name="Table2.E2" office:value-type="string">
            <text:p text:style-name="P72"/>
          </table:table-cell>
          <table:table-cell table:style-name="Table2.F7" table:number-rows-spanned="6" office:value-type="string">
            <text:p text:style-name="P72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72">Informe banco ruido</text:p>
          </table:table-cell>
          <table:table-cell table:style-name="Table2.D3" office:value-type="string">
            <text:p text:style-name="P99">1,5</text:p>
          </table:table-cell>
          <table:table-cell table:style-name="Table2.E3" office:value-type="string">
            <text:p text:style-name="P74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72">Informe semanal</text:p>
          </table:table-cell>
          <table:table-cell table:style-name="Table2.D4" office:value-type="string">
            <text:p text:style-name="P99">1,5</text:p>
          </table:table-cell>
          <table:table-cell table:style-name="Table2.E4" office:value-type="string">
            <text:p text:style-name="P74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72">Preparar lista de componentes</text:p>
          </table:table-cell>
          <table:table-cell table:style-name="Table2.D5" office:value-type="string">
            <text:p text:style-name="P99">1,0</text:p>
          </table:table-cell>
          <table:table-cell table:style-name="Table2.E5" office:value-type="string">
            <text:p text:style-name="P73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72">Preparar footprints</text:p>
          </table:table-cell>
          <table:table-cell table:style-name="Table2.D6" office:value-type="string">
            <text:p text:style-name="P99">1,5</text:p>
          </table:table-cell>
          <table:table-cell table:style-name="Table2.E6" office:value-type="string">
            <text:p text:style-name="P74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72">Trabajo en software Visa</text:p>
          </table:table-cell>
          <table:table-cell table:style-name="Table2.D7" office:value-type="string">
            <text:p text:style-name="P99">1,5</text:p>
          </table:table-cell>
          <table:table-cell table:style-name="Table2.E7" office:value-type="string">
            <text:p text:style-name="P74"/>
          </table:table-cell>
          <table:covered-table-cell/>
        </table:table-row>
        <table:table-row>
          <table:table-cell table:style-name="Table2.A2" table:number-rows-spanned="80" office:value-type="string">
            <text:p text:style-name="P216">Mayo</text:p>
          </table:table-cell>
          <table:table-cell table:style-name="Table2.A2" table:number-rows-spanned="6" office:value-type="string">
            <text:p text:style-name="P100">Lunes 8</text:p>
          </table:table-cell>
          <table:table-cell table:style-name="Table2.C8" office:value-type="string">
            <text:p text:style-name="P72">Informe banco ruido</text:p>
          </table:table-cell>
          <table:table-cell table:style-name="Table2.D8" office:value-type="string">
            <text:p text:style-name="P99">1,5</text:p>
          </table:table-cell>
          <table:table-cell table:style-name="Table2.E8" office:value-type="string">
            <text:p text:style-name="P74"/>
          </table:table-cell>
          <table:table-cell table:style-name="Table2.F13" table:number-rows-spanned="6" office:value-type="string">
            <text:p text:style-name="P103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72">Preparar lista de componentes</text:p>
          </table:table-cell>
          <table:table-cell table:style-name="Table2.D13" office:value-type="string">
            <text:p text:style-name="P99">1,0</text:p>
          </table:table-cell>
          <table:table-cell table:style-name="Table2.E13" office:value-type="string">
            <text:p text:style-name="P73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100">Preparar stencil footprint</text:p>
          </table:table-cell>
          <table:table-cell table:style-name="Table2.D13" office:value-type="string">
            <text:p text:style-name="P101">1,0</text:p>
          </table:table-cell>
          <table:table-cell table:style-name="Table2.E13" office:value-type="string">
            <text:p text:style-name="P74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100">Lectura desarrollo Microchip</text:p>
          </table:table-cell>
          <table:table-cell table:style-name="Table2.D13" office:value-type="string">
            <text:p text:style-name="P101">1,5</text:p>
          </table:table-cell>
          <table:table-cell table:style-name="Table2.E13" office:value-type="string">
            <text:p text:style-name="P73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100">Lectura Visa</text:p>
          </table:table-cell>
          <table:table-cell table:style-name="Table2.D13" office:value-type="string">
            <text:p text:style-name="P101">1,0</text:p>
          </table:table-cell>
          <table:table-cell table:style-name="Table2.E13" office:value-type="string">
            <text:p text:style-name="P73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100">Pruebas desarrollo Visa</text:p>
          </table:table-cell>
          <table:table-cell table:style-name="Table2.D13" office:value-type="string">
            <text:p text:style-name="P101">1,5</text:p>
          </table:table-cell>
          <table:table-cell table:style-name="Table2.E13" office:value-type="string">
            <text:p text:style-name="P73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78">Martes 8</text:p>
          </table:table-cell>
          <table:table-cell table:style-name="Table2.C14" office:value-type="string">
            <text:p text:style-name="P72">Informe banco ruido</text:p>
          </table:table-cell>
          <table:table-cell table:style-name="Table2.D14" office:value-type="string">
            <text:p text:style-name="P99">1,5</text:p>
          </table:table-cell>
          <table:table-cell table:style-name="Table2.E14" office:value-type="string">
            <text:p text:style-name="P73"/>
          </table:table-cell>
          <table:table-cell table:style-name="Table2.F19" table:number-rows-spanned="6" office:value-type="string">
            <text:p text:style-name="P103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78">Preparar lista de componentes</text:p>
          </table:table-cell>
          <table:table-cell table:style-name="Table2.D18" office:value-type="string">
            <text:p text:style-name="P79">1,0</text:p>
          </table:table-cell>
          <table:table-cell table:style-name="Table2.E18" office:value-type="string">
            <text:p text:style-name="P74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102">Preparar stencil footprint</text:p>
          </table:table-cell>
          <table:table-cell table:style-name="Table2.D18" office:value-type="string">
            <text:p text:style-name="P79">1,0</text:p>
          </table:table-cell>
          <table:table-cell table:style-name="Table2.E18" office:value-type="string">
            <text:p text:style-name="P73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102">Lectura desarrollo Microchip</text:p>
          </table:table-cell>
          <table:table-cell table:style-name="Table2.D18" office:value-type="string">
            <text:p text:style-name="P79">1,0</text:p>
          </table:table-cell>
          <table:table-cell table:style-name="Table2.E18" office:value-type="string">
            <text:p text:style-name="P74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100">Lectura Visa</text:p>
          </table:table-cell>
          <table:table-cell table:style-name="Table2.D18" office:value-type="string">
            <text:p text:style-name="P79">1,0</text:p>
          </table:table-cell>
          <table:table-cell table:style-name="Table2.E18" office:value-type="string">
            <text:p text:style-name="P74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100">Pruebas desarrollo Visa</text:p>
          </table:table-cell>
          <table:table-cell table:style-name="Table2.D19" office:value-type="string">
            <text:p text:style-name="P79">1,0</text:p>
          </table:table-cell>
          <table:table-cell table:style-name="Table2.E19" office:value-type="string">
            <text:p text:style-name="P74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"><text:span text:style-name="T6">Miércoles</text:span> 1<text:span text:style-name="T5">0</text:span></text:p>
          </table:table-cell>
          <table:table-cell table:style-name="Table2.C21" office:value-type="string">
            <text:p text:style-name="P80"/>
          </table:table-cell>
          <table:table-cell table:style-name="Table2.D21" office:value-type="string">
            <text:p text:style-name="P79"/>
          </table:table-cell>
          <table:table-cell table:style-name="Table2.E21" office:value-type="string">
            <text:p text:style-name="P75"/>
          </table:table-cell>
          <table:table-cell table:style-name="Table2.F20" office:value-type="string">
            <text:p text:style-name="P4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85">Jueves 11</text:p>
          </table:table-cell>
          <table:table-cell table:style-name="Table2.C21" office:value-type="string">
            <text:p text:style-name="P72">Informe banco ruido</text:p>
          </table:table-cell>
          <table:table-cell table:style-name="Table2.D21" office:value-type="string">
            <text:p text:style-name="P99">1,5</text:p>
          </table:table-cell>
          <table:table-cell table:style-name="Table2.E21" office:value-type="string">
            <text:p text:style-name="P76"/>
          </table:table-cell>
          <table:table-cell table:style-name="Table2.F27" table:number-rows-spanned="7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85">Búsqueda de componentes</text:p>
          </table:table-cell>
          <table:table-cell table:style-name="Table2.D26" office:value-type="string">
            <text:p text:style-name="P79">1,0</text:p>
          </table:table-cell>
          <table:table-cell table:style-name="Table2.E26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85">Prepara lista de componentes</text:p>
          </table:table-cell>
          <table:table-cell table:style-name="Table2.D26" office:value-type="string">
            <text:p text:style-name="P86">1.0</text:p>
          </table:table-cell>
          <table:table-cell table:style-name="Table2.E26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102">Preparar stencil footprint</text:p>
          </table:table-cell>
          <table:table-cell table:style-name="Table2.D26" office:value-type="string">
            <text:p text:style-name="P79">1,0</text:p>
          </table:table-cell>
          <table:table-cell table:style-name="Table2.E26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102">Lectura desarrollo Microchip</text:p>
          </table:table-cell>
          <table:table-cell table:style-name="Table2.D26" office:value-type="string">
            <text:p text:style-name="P79">1,0</text:p>
          </table:table-cell>
          <table:table-cell table:style-name="Table2.E26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100">Lectura Visa</text:p>
          </table:table-cell>
          <table:table-cell table:style-name="Table2.D26" office:value-type="string">
            <text:p text:style-name="P79">1,0</text:p>
          </table:table-cell>
          <table:table-cell table:style-name="Table2.E26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100">Pruebas desarrollo Visa</text:p>
          </table:table-cell>
          <table:table-cell table:style-name="Table2.D27" office:value-type="string">
            <text:p text:style-name="P79">1,0</text:p>
          </table:table-cell>
          <table:table-cell table:style-name="Table2.E27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6">Viernes 12</text:p>
          </table:table-cell>
          <table:table-cell table:style-name="Table2.C31" office:value-type="string">
            <text:p text:style-name="P104">Informe banco ruido</text:p>
          </table:table-cell>
          <table:table-cell table:style-name="Table2.D31" office:value-type="string">
            <text:p text:style-name="P105">2.0</text:p>
          </table:table-cell>
          <table:table-cell table:style-name="Table2.E31" office:value-type="string">
            <text:p text:style-name="P83"/>
          </table:table-cell>
          <table:table-cell table:style-name="Table2.F32" table:number-rows-spanned="5" office:value-type="string">
            <text:p text:style-name="P8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104">Informe semanal</text:p>
          </table:table-cell>
          <table:table-cell table:style-name="Table2.D31" office:value-type="string">
            <text:p text:style-name="P105">1.0</text:p>
          </table:table-cell>
          <table:table-cell table:style-name="Table2.E3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104"><text:span text:style-name="T7">Búsqueda</text:span> + lista de componentes</text:p>
          </table:table-cell>
          <table:table-cell table:style-name="Table2.D31" office:value-type="string">
            <text:p text:style-name="P105">1,5</text:p>
          </table:table-cell>
          <table:table-cell table:style-name="Table2.E3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104">Prepara<text:span text:style-name="T8">r</text:span> stencil footprints</text:p>
          </table:table-cell>
          <table:table-cell table:style-name="Table2.D31" office:value-type="string">
            <text:p text:style-name="P105">1,0</text:p>
          </table:table-cell>
          <table:table-cell table:style-name="Table2.E3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104"><text:span text:style-name="T7">Prueba</text:span> desarrollo Visa</text:p>
          </table:table-cell>
          <table:table-cell table:style-name="Table2.D32" office:value-type="string">
            <text:p text:style-name="P105">2,0</text:p>
          </table:table-cell>
          <table:table-cell table:style-name="Table2.E32" office:value-type="string">
            <text:p text:style-name="P82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8">Lunes 15</text:p>
          </table:table-cell>
          <table:table-cell table:style-name="Table2.C181" office:value-type="string">
            <text:p text:style-name="P104">Informe banco ruido</text:p>
          </table:table-cell>
          <table:table-cell table:style-name="Table2.D181" office:value-type="string">
            <text:p text:style-name="P105">2.<text:span text:style-name="T8">0</text:span></text:p>
          </table:table-cell>
          <table:table-cell table:style-name="Table2.E181" office:value-type="string">
            <text:p text:style-name="P83"/>
          </table:table-cell>
          <table:table-cell table:style-name="Table2.F170" office:value-type="string">
            <text:p text:style-name="P9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9">Martes 16</text:p>
          </table:table-cell>
          <table:table-cell table:style-name="Table2.C181" office:value-type="string">
            <text:p text:style-name="P109">Informe banco ruido</text:p>
          </table:table-cell>
          <table:table-cell table:style-name="Table2.D181" office:value-type="string">
            <text:p text:style-name="P110"><text:span text:style-name="T9">2</text:span>,0</text:p>
          </table:table-cell>
          <table:table-cell table:style-name="Table2.E181" office:value-type="string">
            <text:p text:style-name="P83"/>
          </table:table-cell>
          <table:table-cell table:style-name="Table2.F3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06">Informe semanal</text:p>
          </table:table-cell>
          <table:table-cell table:style-name="Table2.D181" office:value-type="string">
            <text:p text:style-name="P110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9">Componentes: búsqueda+lista</text:p>
          </table:table-cell>
          <table:table-cell table:style-name="Table2.D181" office:value-type="string">
            <text:p text:style-name="P110">1,0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9">Pruebas desarrollo Visa</text:p>
          </table:table-cell>
          <table:table-cell table:style-name="Table2.D181" office:value-type="string">
            <text:p text:style-name="P110">2,0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6">Prepara<text:span text:style-name="T8">r</text:span> stencil footprints</text:p>
          </table:table-cell>
          <table:table-cell table:style-name="Table2.D181" office:value-type="string">
            <text:p text:style-name="P110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0"><text:span text:style-name="T10">Miércoles</text:span> 17</text:p>
          </table:table-cell>
          <table:table-cell table:style-name="Table2.C40" office:value-type="string">
            <text:p text:style-name="P111">Documentación software</text:p>
          </table:table-cell>
          <table:table-cell table:style-name="Table2.D40" office:value-type="string">
            <text:p text:style-name="P112">1,0</text:p>
          </table:table-cell>
          <table:table-cell table:style-name="Table2.E40" office:value-type="string">
            <text:p text:style-name="P83"/>
          </table:table-cell>
          <table:table-cell table:style-name="Table2.F43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111">Pruebas desarrollo </text:p>
          </table:table-cell>
          <table:table-cell table:style-name="Table2.D40" office:value-type="string">
            <text:p text:style-name="P112">1,0</text:p>
          </table:table-cell>
          <table:table-cell table:style-name="Table2.E40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1">Componentes: búsqueda+lista</text:p>
          </table:table-cell>
          <table:table-cell table:style-name="Table2.D181" office:value-type="string">
            <text:p text:style-name="P112">1,5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3">Informe banco ruido: parte figura ruido</text:p>
          </table:table-cell>
          <table:table-cell table:style-name="Table2.D181" office:value-type="string">
            <text:p text:style-name="P112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1">Modelado software</text:p>
          </table:table-cell>
          <table:table-cell table:style-name="Table2.D43" office:value-type="string">
            <text:p text:style-name="P112">2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Jueves 18</text:p>
          </table:table-cell>
          <table:table-cell table:style-name="Table2.C181" office:value-type="string">
            <text:p text:style-name="P107">Prepara<text:span text:style-name="T8">r</text:span> stencil footprints</text:p>
          </table:table-cell>
          <table:table-cell table:style-name="Table2.D181" office:value-type="string">
            <text:p text:style-name="P115">1.0</text:p>
          </table:table-cell>
          <table:table-cell table:style-name="Table2.E181" office:value-type="string">
            <text:p text:style-name="P82"/>
          </table:table-cell>
          <table:table-cell table:style-name="Table2.F48" table:number-rows-spanned="5" office:value-type="string">
            <text:p text:style-name="P12">El Cendit suspende actividades a la 1:00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3">Componentes: búsqueda+lista</text:p>
          </table:table-cell>
          <table:table-cell table:style-name="Table2.D181" office:value-type="string">
            <text:p text:style-name="P115">1.0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3">Modelado software</text:p>
          </table:table-cell>
          <table:table-cell table:style-name="Table2.D181" office:value-type="string">
            <text:p text:style-name="P115">2.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3">Pruebas desarrollo <text:s/><text:span text:style-name="T11">+ doc software</text:span></text:p>
          </table:table-cell>
          <table:table-cell table:style-name="Table2.D181" office:value-type="string">
            <text:p text:style-name="P115">2.0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3">Informe banco ruido: parte figura ruido</text:p>
          </table:table-cell>
          <table:table-cell table:style-name="Table2.D181" office:value-type="string">
            <text:p text:style-name="P115">1.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3">Viernes 19</text:p>
          </table:table-cell>
          <table:table-cell table:style-name="Table2.C54" office:value-type="string">
            <text:p text:style-name="P116">Informe tutor</text:p>
          </table:table-cell>
          <table:table-cell table:style-name="Table2.D54" office:value-type="string">
            <text:p text:style-name="P117">1,0</text:p>
          </table:table-cell>
          <table:table-cell table:style-name="Table2.E54" office:value-type="string">
            <text:p text:style-name="P83"/>
          </table:table-cell>
          <table:table-cell table:style-name="Table2.F54" table:number-rows-spanned="6" office:value-type="string">
            <text:p text:style-name="P7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116">Componentes: búsqueda+lista</text:p>
          </table:table-cell>
          <table:table-cell table:style-name="Table2.D54" office:value-type="string">
            <text:p text:style-name="P117">1,<text:span text:style-name="T12">0</text:span></text:p>
          </table:table-cell>
          <table:table-cell table:style-name="Table2.E54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08">Prepara<text:span text:style-name="T8">r</text:span> stencil footprints</text:p>
          </table:table-cell>
          <table:table-cell table:style-name="Table2.D54" office:value-type="string">
            <text:p text:style-name="P118">1.0</text:p>
          </table:table-cell>
          <table:table-cell table:style-name="Table2.E54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13">Modelado software</text:p>
          </table:table-cell>
          <table:table-cell table:style-name="Table2.D54" office:value-type="string">
            <text:p text:style-name="P115">2.0</text:p>
          </table:table-cell>
          <table:table-cell table:style-name="Table2.E54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113">Informe banco ruido: parte figura ruido</text:p>
          </table:table-cell>
          <table:table-cell table:style-name="Table2.D53" office:value-type="string">
            <text:p text:style-name="P115">1.0</text:p>
          </table:table-cell>
          <table:table-cell table:style-name="Table2.E53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14">Pruebas desarrollo <text:s/><text:span text:style-name="T11">+ doc software</text:span></text:p>
          </table:table-cell>
          <table:table-cell table:style-name="Table2.D54" office:value-type="string">
            <text:p text:style-name="P117">1,0</text:p>
          </table:table-cell>
          <table:table-cell table:style-name="Table2.E54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4">Lunes 2<text:span text:style-name="T13">2</text:span></text:p>
          </table:table-cell>
          <table:table-cell table:style-name="Table2.C181" office:value-type="string">
            <text:p text:style-name="P119">Reunión pautada con J.Rodriguez y K. Moncada.</text:p>
          </table:table-cell>
          <table:table-cell table:style-name="Table2.D181" office:value-type="string">
            <text:p text:style-name="P120">-</text:p>
          </table:table-cell>
          <table:table-cell table:style-name="Table2.E181" office:value-type="string">
            <text:p text:style-name="P83"/>
          </table:table-cell>
          <table:table-cell table:style-name="Table2.F56" table:number-rows-spanned="2" office:value-type="string">
            <text:p text:style-name="P15">Cendit suspende actividades <text:s/>a la 1:00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9">Presentación figura ruido</text:p>
          </table:table-cell>
          <table:table-cell table:style-name="Table2.D181" office:value-type="string">
            <text:p text:style-name="P120">-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5">Martes 2<text:span text:style-name="T13">3</text:span></text:p>
          </table:table-cell>
          <table:table-cell table:style-name="Table2.C181" office:value-type="string">
            <text:p text:style-name="P124">Informe presentación figura ruido</text:p>
          </table:table-cell>
          <table:table-cell table:style-name="Table2.D181" office:value-type="string">
            <text:p text:style-name="P125">3</text:p>
          </table:table-cell>
          <table:table-cell table:style-name="Table2.E181" office:value-type="string">
            <text:p text:style-name="P83"/>
          </table:table-cell>
          <table:table-cell table:style-name="Table2.F60" table:number-rows-spanned="4" office:value-type="string">
            <text:p text:style-name="P16">Cendit supende actividades a la 1:00 PM.</text:p>
            <text:p text:style-name="P16"/>
            <text:p text:style-name="P17">Presentación a J. Rodriguez y K. Moncada.</text:p>
            <text:p text:style-name="P16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4">Búsqueda componentes</text:p>
          </table:table-cell>
          <table:table-cell table:style-name="Table2.D181" office:value-type="string">
            <text:p text:style-name="P125">1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4">Preparación stencil footprints</text:p>
          </table:table-cell>
          <table:table-cell table:style-name="Table2.D181" office:value-type="string">
            <text:p text:style-name="P125">1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4">Prueba desarrollo + doc software</text:p>
          </table:table-cell>
          <table:table-cell table:style-name="Table2.D181" office:value-type="string">
            <text:p text:style-name="P125">1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9">Miércoles 24</text:p>
          </table:table-cell>
          <table:table-cell table:style-name="Table2.C181" office:value-type="string">
            <text:p text:style-name="P121">Componentes: búsqueda + lista</text:p>
          </table:table-cell>
          <table:table-cell table:style-name="Table2.D181" office:value-type="string">
            <text:p text:style-name="P120">1.5</text:p>
          </table:table-cell>
          <table:table-cell table:style-name="Table2.E181" office:value-type="string">
            <text:p text:style-name="P84"/>
          </table:table-cell>
          <table:table-cell table:style-name="Table2.F64" table:number-rows-spanned="4" office:value-type="string">
            <text:p text:style-name="P20">El Cendit suspende actividades a la 1:00P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1">Preparar versión informe técnico</text:p>
          </table:table-cell>
          <table:table-cell table:style-name="Table2.D181" office:value-type="string">
            <text:p text:style-name="P120">1.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1">Lectura y documentación software</text:p>
          </table:table-cell>
          <table:table-cell table:style-name="Table2.D181" office:value-type="string">
            <text:p text:style-name="P120">1,5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1">Prueba desarrollo</text:p>
          </table:table-cell>
          <table:table-cell table:style-name="Table2.D181" office:value-type="string">
            <text:p text:style-name="P120">1,5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0">Jueves 25</text:p>
          </table:table-cell>
          <table:table-cell table:style-name="Table2.C181" office:value-type="string">
            <text:p text:style-name="P128">Seminario FLUKE</text:p>
          </table:table-cell>
          <table:table-cell table:style-name="Table2.D181" office:value-type="string">
            <text:p text:style-name="P129">3,0</text:p>
          </table:table-cell>
          <table:table-cell table:style-name="Table2.E181" office:value-type="string">
            <text:p text:style-name="P82"/>
          </table:table-cell>
          <table:table-cell table:style-name="Table2.F70" table:number-rows-spanned="6" office:value-type="string">
            <text:p text:style-name="P18">Presentación a J. Rodriguez y K. Moncada.</text:p>
            <text:p text:style-name="P21">Se conoce el software de control de la sala de EMC, EMC32.</text:p>
            <text:p text:style-name="P21">Presentación a P. Ruiz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1">Lectura y documentación software</text:p>
          </table:table-cell>
          <table:table-cell table:style-name="Table2.D181" office:value-type="string">
            <text:p text:style-name="P129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1">Prueba desarrollo</text:p>
          </table:table-cell>
          <table:table-cell table:style-name="Table2.D181" office:value-type="string">
            <text:p text:style-name="P129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2">Componentes: búsqueda + lista</text:p>
          </table:table-cell>
          <table:table-cell table:style-name="Table2.D181" office:value-type="string">
            <text:p text:style-name="P129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6">Preparación stencil footprints</text:p>
          </table:table-cell>
          <table:table-cell table:style-name="Table2.D181" office:value-type="string">
            <text:p text:style-name="P129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8">Informe <text:span text:style-name="T14">técnico</text:span></text:p>
          </table:table-cell>
          <table:table-cell table:style-name="Table2.D181" office:value-type="string">
            <text:p text:style-name="P129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2">Viernes 26</text:p>
          </table:table-cell>
          <table:table-cell table:style-name="Table2.C181" office:value-type="string">
            <text:p text:style-name="P121">Prueba desarrollo</text:p>
          </table:table-cell>
          <table:table-cell table:style-name="Table2.D181" office:value-type="string">
            <text:p text:style-name="P129">1,0</text:p>
          </table:table-cell>
          <table:table-cell table:style-name="Table2.E181" office:value-type="string">
            <text:p text:style-name="P84"/>
          </table:table-cell>
          <table:table-cell table:style-name="Table2.F74" table:number-rows-spanned="4" office:value-type="string">
            <text:p text:style-name="P23">Cendit da la salida a las 3:00 PM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2">Componentes: búsqueda + lista</text:p>
          </table:table-cell>
          <table:table-cell table:style-name="Table2.D181" office:value-type="string">
            <text:p text:style-name="P129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6">Preparación stencil footprints</text:p>
          </table:table-cell>
          <table:table-cell table:style-name="Table2.D181" office:value-type="string">
            <text:p text:style-name="P129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121">Lectura y documentación software</text:p>
          </table:table-cell>
          <table:table-cell table:style-name="Table2.D74" office:value-type="string">
            <text:p text:style-name="P129">1,0</text:p>
          </table:table-cell>
          <table:table-cell table:style-name="Table2.E74" office:value-type="string">
            <text:p text:style-name="P84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4">Lunes <text:s/>29</text:p>
          </table:table-cell>
          <table:table-cell table:style-name="Table2.C181" office:value-type="string">
            <text:p text:style-name="P130">Requerimientos de software: doc</text:p>
          </table:table-cell>
          <table:table-cell table:style-name="Table2.D181" office:value-type="string">
            <text:p text:style-name="P131">1,0</text:p>
          </table:table-cell>
          <table:table-cell table:style-name="Table2.E181" office:value-type="string">
            <text:p text:style-name="P84"/>
          </table:table-cell>
          <table:table-cell table:style-name="Table2.F80" table:number-rows-spanned="6" office:value-type="string">
            <text:p text:style-name="P25">Cendit suspende actividades 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0">Modelado de software: uml</text:p>
          </table:table-cell>
          <table:table-cell table:style-name="Table2.D181" office:value-type="string">
            <text:p text:style-name="P131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0">Propuesta de hardware</text:p>
          </table:table-cell>
          <table:table-cell table:style-name="Table2.D181" office:value-type="string">
            <text:p text:style-name="P131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3">Componentes: búsqueda + lista</text:p>
          </table:table-cell>
          <table:table-cell table:style-name="Table2.D181" office:value-type="string">
            <text:p text:style-name="P131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7">Preparación stencil footprints: <text:span text:style-name="T15">Eagle/Kicad</text:span></text:p>
          </table:table-cell>
          <table:table-cell table:style-name="Table2.D181" office:value-type="string">
            <text:p text:style-name="P131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2">Documentación software</text:p>
          </table:table-cell>
          <table:table-cell table:style-name="Table2.D181" office:value-type="string">
            <text:p text:style-name="P131"><text:span text:style-name="T16">1</text:span>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5">Martes 30</text:p>
          </table:table-cell>
          <table:table-cell table:style-name="Table2.C181" office:value-type="string">
            <text:p text:style-name="P132">Prueba desarrollo </text:p>
          </table:table-cell>
          <table:table-cell table:style-name="Table2.D181" office:value-type="string">
            <text:p text:style-name="P133">2,0</text:p>
          </table:table-cell>
          <table:table-cell table:style-name="Table2.E181" office:value-type="string">
            <text:p text:style-name="P84"/>
          </table:table-cell>
          <table:table-cell table:style-name="Table2.F86" table:number-rows-spanned="6" office:value-type="string">
            <text:p text:style-name="P26">Cendit da salida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2">Documentación software: com VISA</text:p>
          </table:table-cell>
          <table:table-cell table:style-name="Table2.D181" office:value-type="string">
            <text:p text:style-name="P133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2">Componentes: búsqueda + lista</text:p>
          </table:table-cell>
          <table:table-cell table:style-name="Table2.D181" office:value-type="string">
            <text:p text:style-name="P129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0">Modelado de software: uml</text:p>
          </table:table-cell>
          <table:table-cell table:style-name="Table2.D181" office:value-type="string">
            <text:p text:style-name="P133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0"><text:span text:style-name="T16">Modelado</text:span> de hardware</text:p>
          </table:table-cell>
          <table:table-cell table:style-name="Table2.D181" office:value-type="string">
            <text:p text:style-name="P133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2">Informe técnico</text:p>
          </table:table-cell>
          <table:table-cell table:style-name="Table2.D181" office:value-type="string">
            <text:p text:style-name="P133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6"><text:span text:style-name="T18">Miércoles</text:span> 31</text:p>
          </table:table-cell>
          <table:table-cell table:style-name="Table2.C181" office:value-type="string">
            <text:p text:style-name="P104"/>
          </table:table-cell>
          <table:table-cell table:style-name="Table2.D181" office:value-type="string">
            <text:p text:style-name="P105"/>
          </table:table-cell>
          <table:table-cell table:style-name="Table2.E181" office:value-type="string">
            <text:p text:style-name="P81"/>
          </table:table-cell>
          <table:table-cell table:style-name="Table2.F170" office:value-type="string">
            <text:p text:style-name="P26">Ausencia. Diligencia personal</text:p>
          </table:table-cell>
        </table:table-row>
        <table:table-row>
          <table:table-cell table:style-name="Table2.A2" table:number-rows-spanned="95" office:value-type="string">
            <text:p text:style-name="P66"><text:soft-page-break/>JUNIO</text:p>
          </table:table-cell>
          <table:table-cell table:style-name="Table2.A2" table:number-rows-spanned="6" office:value-type="string">
            <text:p text:style-name="P27">Jueves 1</text:p>
          </table:table-cell>
          <table:table-cell table:style-name="Table2.C181" office:value-type="string">
            <text:p text:style-name="P134">Desarrollo: librería comunicaciones</text:p>
          </table:table-cell>
          <table:table-cell table:style-name="Table2.D181" office:value-type="string">
            <text:p text:style-name="P135">2,0</text:p>
          </table:table-cell>
          <table:table-cell table:style-name="Table2.E181" office:value-type="string">
            <text:p text:style-name="P84"/>
          </table:table-cell>
          <table:table-cell table:style-name="Table2.F93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4">Documentación software: com VISA</text:p>
          </table:table-cell>
          <table:table-cell table:style-name="Table2.D181" office:value-type="string">
            <text:p text:style-name="P135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4">Generar lista componentes</text:p>
          </table:table-cell>
          <table:table-cell table:style-name="Table2.D181" office:value-type="string">
            <text:p text:style-name="P135">0,5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4">Modelado software: captura requisitos</text:p>
          </table:table-cell>
          <table:table-cell table:style-name="Table2.D181" office:value-type="string">
            <text:p text:style-name="P135">1,5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4">Modelado hardware</text:p>
          </table:table-cell>
          <table:table-cell table:style-name="Table2.D181" office:value-type="string">
            <text:p text:style-name="P135">1,5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4">Informe técnico</text:p>
          </table:table-cell>
          <table:table-cell table:style-name="Table2.D181" office:value-type="string">
            <text:p text:style-name="P135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8">Viernes 2</text:p>
          </table:table-cell>
          <table:table-cell table:style-name="Table2.C181" office:value-type="string">
            <text:p text:style-name="P105">?</text:p>
          </table:table-cell>
          <table:table-cell table:style-name="Table2.D181" office:value-type="string">
            <text:p text:style-name="P105"/>
          </table:table-cell>
          <table:table-cell table:style-name="Table2.E181" office:value-type="string">
            <text:p text:style-name="P81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28">Lunes 5</text:p>
          </table:table-cell>
          <table:table-cell table:style-name="Table2.C181" office:value-type="string">
            <text:p text:style-name="P138"/>
          </table:table-cell>
          <table:table-cell table:style-name="Table2.D181" office:value-type="string">
            <text:p text:style-name="P105"/>
          </table:table-cell>
          <table:table-cell table:style-name="Table2.E181" office:value-type="string">
            <text:p text:style-name="P81"/>
          </table:table-cell>
          <table:table-cell table:style-name="Table2.F170" office:value-type="string">
            <text:p text:style-name="P28">Cendit suspende actividades todo el <text:span text:style-name="T21">día</text:span>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28">Martes 6</text:p>
          </table:table-cell>
          <table:table-cell table:style-name="Table2.C181" office:value-type="string">
            <text:p text:style-name="P134">Desarrollo: librería comunicaciones</text:p>
          </table:table-cell>
          <table:table-cell table:style-name="Table2.D181" office:value-type="string">
            <text:p text:style-name="P135">2,0</text:p>
          </table:table-cell>
          <table:table-cell table:style-name="Table2.E181" office:value-type="string">
            <text:p text:style-name="P84"/>
          </table:table-cell>
          <table:table-cell table:style-name="Table2.F100" table:number-rows-spanned="5" office:value-type="string">
            <text:p text:style-name="P29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6">Documentación software: <text:span text:style-name="T19">VISA + ISO</text:span></text:p>
          </table:table-cell>
          <table:table-cell table:style-name="Table2.D181" office:value-type="string">
            <text:p text:style-name="P139">1,5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>Modelado software: captura requisitos</text:p>
          </table:table-cell>
          <table:table-cell table:style-name="Table2.D181" office:value-type="string">
            <text:p text:style-name="P139">1,5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>Modelado hardware: <text:span text:style-name="T19">selecc componentes</text:span></text:p>
          </table:table-cell>
          <table:table-cell table:style-name="Table2.D181" office:value-type="string">
            <text:p text:style-name="P139">1,5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6">Informe técnico</text:p>
          </table:table-cell>
          <table:table-cell table:style-name="Table2.D181" office:value-type="string">
            <text:p text:style-name="P139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1">Miércoles 7</text:p>
          </table:table-cell>
          <table:table-cell table:style-name="Table2.C181" office:value-type="string">
            <text:p text:style-name="P134">Desarrollo: librería comunicaciones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84"/>
          </table:table-cell>
          <table:table-cell table:style-name="Table2.F105" table:number-rows-spanned="5" office:value-type="string">
            <text:p text:style-name="P30">Cendit suspende actividades a la 1:00 PM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6">Documentación software: <text:span text:style-name="T19">VISA + ISO</text:span></text:p>
          </table:table-cell>
          <table:table-cell table:style-name="Table2.D181" office:value-type="string">
            <text:p text:style-name="P139">1,5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4">Modelado software: captura requisitos</text:p>
          </table:table-cell>
          <table:table-cell table:style-name="Table2.D181" office:value-type="string">
            <text:p text:style-name="P135">1,<text:span text:style-name="T20">0</text:span>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4">Modelado hardware</text:p>
          </table:table-cell>
          <table:table-cell table:style-name="Table2.D181" office:value-type="string">
            <text:p text:style-name="P135">1,<text:span text:style-name="T20">0</text:span>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05" office:value-type="string">
            <text:p text:style-name="P134">Informe técnico</text:p>
          </table:table-cell>
          <table:table-cell table:style-name="Table2.D105" office:value-type="string">
            <text:p text:style-name="P135">1,0</text:p>
          </table:table-cell>
          <table:table-cell table:style-name="Table2.E105" office:value-type="string">
            <text:p text:style-name="P70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9">Jueves 8</text:p>
          </table:table-cell>
          <table:table-cell table:style-name="Table2.C181" office:value-type="string">
            <text:p text:style-name="P134">Desarrollo: librería comunicaciones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83"/>
          </table:table-cell>
          <table:table-cell table:style-name="Table2.F111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6">Documentación software: <text:span text:style-name="T19">VISA + ISO</text:span></text:p>
          </table:table-cell>
          <table:table-cell table:style-name="Table2.D181" office:value-type="string">
            <text:p text:style-name="P139">1,5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1">Solicitud de componentes</text:p>
          </table:table-cell>
          <table:table-cell table:style-name="Table2.D181" office:value-type="string">
            <text:p text:style-name="P135">1,<text:span text:style-name="T20">0</text:span>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7">Modelado software: captura requisitos</text:p>
          </table:table-cell>
          <table:table-cell table:style-name="Table2.D181" office:value-type="string">
            <text:p text:style-name="P135">1,<text:span text:style-name="T20">0</text:span>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4">Modelado hardware</text:p>
          </table:table-cell>
          <table:table-cell table:style-name="Table2.D181" office:value-type="string">
            <text:p text:style-name="P135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4">Informe técnico</text:p>
          </table:table-cell>
          <table:table-cell table:style-name="Table2.D181" office:value-type="string">
            <text:p text:style-name="P105"/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table-cell table:style-name="Table2.A2" table:number-rows-spanned="7" office:value-type="string">
            <text:p text:style-name="P32">Viernes 9</text:p>
          </table:table-cell>
          <table:table-cell table:style-name="Table2.C181" office:value-type="string">
            <text:p text:style-name="P142">Modelado+desarrollo librería comunic</text:p>
          </table:table-cell>
          <table:table-cell table:style-name="Table2.D181" office:value-type="string">
            <text:p text:style-name="P143">1,5</text:p>
          </table:table-cell>
          <table:table-cell table:style-name="Table2.E181" office:value-type="string">
            <text:p text:style-name="P82"/>
          </table:table-cell>
          <table:table-cell table:style-name="Table2.F117" table:number-rows-spanned="6" office:value-type="string">
            <text:p text:style-name="P33">Cendit suspende actividades a las 12:00 PM. <text:span text:style-name="T22">Razón: </text:span>Marcha a CONATEL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2">Documentación software: GPIB+VISA+gestión software</text:p>
          </table:table-cell>
          <table:table-cell table:style-name="Table2.D181" office:value-type="string">
            <text:p text:style-name="P143">1,5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 table:style-name="Table2.114">
          <table:covered-table-cell/>
          <table:covered-table-cell/>
          <table:table-cell table:style-name="Table2.C181" office:value-type="string">
            <text:p text:style-name="P142">Busqueda de componentes: mecanicos</text:p>
          </table:table-cell>
          <table:table-cell table:style-name="Table2.D181" office:value-type="string">
            <text:p text:style-name="P143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2">Modelado software: GUI</text:p>
          </table:table-cell>
          <table:table-cell table:style-name="Table2.D181" office:value-type="string">
            <text:p text:style-name="P143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2">Modelado hardware: buses</text:p>
          </table:table-cell>
          <table:table-cell table:style-name="Table2.D181" office:value-type="string">
            <text:p text:style-name="P143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2">Informe <text:span text:style-name="T23">técnico</text:span></text:p>
          </table:table-cell>
          <table:table-cell table:style-name="Table2.D181" office:value-type="string">
            <text:p text:style-name="P143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2"/>
          </table:table-cell>
          <table:table-cell table:style-name="Table2.D181" office:value-type="string">
            <text:p text:style-name="P105"/>
          </table:table-cell>
          <table:table-cell table:style-name="Table2.E181" office:value-type="string">
            <text:p text:style-name="P81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6" office:value-type="string">
            <text:p text:style-name="P34">Martes 13</text:p>
          </table:table-cell>
          <table:table-cell table:style-name="Table2.C181" office:value-type="string">
            <text:p text:style-name="P95">Modelado software: librería <text:span text:style-name="T24">comunicación</text:span></text:p>
          </table:table-cell>
          <table:table-cell table:style-name="Table2.D181" office:value-type="string">
            <text:p text:style-name="P96">1,0</text:p>
          </table:table-cell>
          <table:table-cell table:style-name="Table2.E181" office:value-type="string">
            <text:p text:style-name="P82"/>
          </table:table-cell>
          <table:table-cell table:style-name="Table2.F124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95">Desarrollo software: librería com</text:p>
          </table:table-cell>
          <table:table-cell table:style-name="Table2.D181" office:value-type="string">
            <text:p text:style-name="P96">1,5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7">Pedido de componentes: conectores</text:p>
          </table:table-cell>
          <table:table-cell table:style-name="Table2.D181" office:value-type="string">
            <text:p text:style-name="P144"><text:span text:style-name="T26">2</text:span>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5">Solicitud de componentes</text:p>
          </table:table-cell>
          <table:table-cell table:style-name="Table2.D181" office:value-type="string">
            <text:p text:style-name="P96">1,<text:span text:style-name="T24">0</text:span>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8">Documentación: bus GPIB</text:p>
          </table:table-cell>
          <table:table-cell table:style-name="Table2.D181" office:value-type="string">
            <text:p text:style-name="P96">1,<text:span text:style-name="T25">0</text:span>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7">Modelado software: UML + GUI</text:p>
          </table:table-cell>
          <table:table-cell table:style-name="Table2.D181" office:value-type="string">
            <text:p text:style-name="P96">1,5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5">Miércoles 14</text:p>
          </table:table-cell>
          <table:table-cell table:style-name="Table2.C181" office:value-type="string">
            <text:p text:style-name="P92">Documentos requerimientos de software</text:p>
          </table:table-cell>
          <table:table-cell table:style-name="Table2.D181" office:value-type="string">
            <text:p text:style-name="P93">1,5</text:p>
          </table:table-cell>
          <table:table-cell table:style-name="Table2.E181" office:value-type="string">
            <text:p text:style-name="P84"/>
          </table:table-cell>
          <table:table-cell table:style-name="Table2.F129" table:number-rows-spanned="5" office:value-type="string">
            <text:p text:style-name="P36">El Cendit da salida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92">Modelado de software: UML+GUI + librería comunicaciones</text:p>
          </table:table-cell>
          <table:table-cell table:style-name="Table2.D181" office:value-type="string">
            <text:p text:style-name="P93">2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2">Modelado de hardware: diagramas</text:p>
          </table:table-cell>
          <table:table-cell table:style-name="Table2.D181" office:value-type="string">
            <text:p text:style-name="P93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2">Documentación bus GPIB</text:p>
          </table:table-cell>
          <table:table-cell table:style-name="Table2.D181" office:value-type="string">
            <text:p text:style-name="P93">1,5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2">Informe técnico</text:p>
          </table:table-cell>
          <table:table-cell table:style-name="Table2.D181" office:value-type="string">
            <text:p text:style-name="P93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7">Jueves 15</text:p>
          </table:table-cell>
          <table:table-cell table:style-name="Table2.C181" office:value-type="string">
            <text:p text:style-name="P92">Documentos requerimientos de software</text:p>
          </table:table-cell>
          <table:table-cell table:style-name="Table2.D181" office:value-type="string">
            <text:p text:style-name="P93">1,5</text:p>
          </table:table-cell>
          <table:table-cell table:style-name="Table2.E181" office:value-type="string">
            <text:p text:style-name="P83"/>
          </table:table-cell>
          <table:table-cell table:style-name="Table2.F134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92">Modelado de software: UML+GUI + librería comunicaciones</text:p>
          </table:table-cell>
          <table:table-cell table:style-name="Table2.D181" office:value-type="string">
            <text:p text:style-name="P145">1,5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2">Documentación bus GPIB</text:p>
          </table:table-cell>
          <table:table-cell table:style-name="Table2.D181" office:value-type="string">
            <text:p text:style-name="P93">1,<text:span text:style-name="T27">0</text:span>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2">Modelado de hardware: diagramas</text:p>
          </table:table-cell>
          <table:table-cell table:style-name="Table2.D181" office:value-type="string">
            <text:p text:style-name="P93">1,<text:span text:style-name="T27">5</text:span>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2">Informe técnico</text:p>
          </table:table-cell>
          <table:table-cell table:style-name="Table2.D181" office:value-type="string">
            <text:p text:style-name="P93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8">Viernes 16</text:p>
          </table:table-cell>
          <table:table-cell table:style-name="Table2.C181" office:value-type="string">
            <text:p text:style-name="P104">?</text:p>
          </table:table-cell>
          <table:table-cell table:style-name="Table2.D181" office:value-type="string">
            <text:p text:style-name="P105"/>
          </table:table-cell>
          <table:table-cell table:style-name="Table2.E181" office:value-type="string">
            <text:p text:style-name="P81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7" office:value-type="string">
            <text:p text:style-name="P38">Lunes 19</text:p>
          </table:table-cell>
          <table:table-cell table:style-name="Table2.C181" office:value-type="string">
            <text:p text:style-name="P146">Informe tutor, Ing P. Ruiz</text:p>
          </table:table-cell>
          <table:table-cell table:style-name="Table2.D181" office:value-type="string">
            <text:p text:style-name="P148">4</text:p>
          </table:table-cell>
          <table:table-cell table:style-name="Table2.E181" office:value-type="string">
            <text:p text:style-name="P84"/>
          </table:table-cell>
          <table:table-cell table:style-name="Table2.F142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94">Modelado de software: <text:span text:style-name="T28">capa acceso</text:span></text:p>
            <text:p text:style-name="P94">comunicaciones</text:p>
          </table:table-cell>
          <table:table-cell table:style-name="Table2.D181" office:value-type="string">
            <text:p text:style-name="P147">1,5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6">Desarrollo librería communi<text:span text:style-name="T29">cations</text:span></text:p>
          </table:table-cell>
          <table:table-cell table:style-name="Table2.D181" office:value-type="string">
            <text:p text:style-name="P147">1,5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6">Modelado de software: Sketch + UML GUI</text:p>
          </table:table-cell>
          <table:table-cell table:style-name="Table2.D181" office:value-type="string">
            <text:p text:style-name="P147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6">Desarrollo GUI</text:p>
          </table:table-cell>
          <table:table-cell table:style-name="Table2.D181" office:value-type="string">
            <text:p text:style-name="P147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4">Documentos requerimientos de software</text:p>
          </table:table-cell>
          <table:table-cell table:style-name="Table2.D181" office:value-type="string">
            <text:p text:style-name="P147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4">Informe técnico</text:p>
          </table:table-cell>
          <table:table-cell table:style-name="Table2.D181" office:value-type="string">
            <text:p text:style-name="P147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9">Martes 20</text:p>
          </table:table-cell>
          <table:table-cell table:style-name="Table2.C181" office:value-type="string">
            <text:p text:style-name="P146">Desarrollo librería communi<text:span text:style-name="T29">cations</text:span></text:p>
          </table:table-cell>
          <table:table-cell table:style-name="Table2.D181" office:value-type="string">
            <text:p text:style-name="P147">1,5</text:p>
          </table:table-cell>
          <table:table-cell table:style-name="Table2.E181" office:value-type="string">
            <text:p text:style-name="P83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5" office:value-type="string">
            <text:p text:style-name="P40">Miércoles 21</text:p>
          </table:table-cell>
          <table:table-cell table:style-name="Table2.A2" office:value-type="string">
            <text:p text:style-name="P146">Desarrollo librería communi<text:span text:style-name="T29">cations</text:span></text:p>
          </table:table-cell>
          <table:table-cell table:style-name="Table2.D181" office:value-type="string">
            <text:p text:style-name="P147">1,5</text:p>
          </table:table-cell>
          <table:table-cell table:style-name="Table2.E181" office:value-type="string">
            <text:p text:style-name="P84"/>
          </table:table-cell>
          <table:table-cell table:style-name="Table2.F14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9">Modelado de software: communications</text:p>
          </table:table-cell>
          <table:table-cell table:style-name="Table2.D181" office:value-type="string">
            <text:p text:style-name="P148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9">Documento requerimientos de software</text:p>
          </table:table-cell>
          <table:table-cell table:style-name="Table2.D181" office:value-type="string">
            <text:p text:style-name="P148">1,5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9">Modelado GUI: sketches + UML</text:p>
          </table:table-cell>
          <table:table-cell table:style-name="Table2.D181" office:value-type="string">
            <text:p text:style-name="P148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9">Informe <text:span text:style-name="T30">técnico</text:span></text:p>
          </table:table-cell>
          <table:table-cell table:style-name="Table2.D181" office:value-type="string">
            <text:p text:style-name="P105"/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1">Jueves 22</text:p>
          </table:table-cell>
          <table:table-cell table:style-name="Table2.C181" office:value-type="string">
            <text:p text:style-name="P146">Desarrollo librería communi<text:span text:style-name="T29">cations</text:span></text:p>
          </table:table-cell>
          <table:table-cell table:style-name="Table2.D181" office:value-type="string">
            <text:p text:style-name="P147">1,5</text:p>
          </table:table-cell>
          <table:table-cell table:style-name="Table2.E181" office:value-type="string">
            <text:p text:style-name="P82"/>
          </table:table-cell>
          <table:table-cell table:style-name="Table2.F153" table:number-rows-spanned="5" office:value-type="string">
            <text:p text:style-name="P42">Cendit suspende actividades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9">Modelado de software: communications</text:p>
          </table:table-cell>
          <table:table-cell table:style-name="Table2.D181" office:value-type="string">
            <text:p text:style-name="P148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9">Documento requerimientos de software</text:p>
          </table:table-cell>
          <table:table-cell table:style-name="Table2.D181" office:value-type="string">
            <text:p text:style-name="P148">1,5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9">Modelado GUI: sketches + UML</text:p>
          </table:table-cell>
          <table:table-cell table:style-name="Table2.D181" office:value-type="string">
            <text:p text:style-name="P148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0">Solicitud de <text:span text:style-name="T31">componentes</text:span></text:p>
          </table:table-cell>
          <table:table-cell table:style-name="Table2.D181" office:value-type="string">
            <text:p text:style-name="P151">1.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2">Viernes 22</text:p>
          </table:table-cell>
          <table:table-cell table:style-name="Table2.C181" office:value-type="string">
            <text:p text:style-name="P146">Desarrollo librería communi<text:span text:style-name="T29">cations</text:span></text:p>
          </table:table-cell>
          <table:table-cell table:style-name="Table2.D181" office:value-type="string">
            <text:p text:style-name="P147">1,5</text:p>
          </table:table-cell>
          <table:table-cell table:style-name="Table2.E181" office:value-type="string">
            <text:p text:style-name="P84"/>
          </table:table-cell>
          <table:table-cell table:style-name="Table2.F158" table:number-rows-spanned="5" office:value-type="string">
            <text:p text:style-name="P43">Cendit suspende actividades a las 11:00 A<text:span text:style-name="T32">M</text:span>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9">Modelado de software: communications</text:p>
          </table:table-cell>
          <table:table-cell table:style-name="Table2.D181" office:value-type="string">
            <text:p text:style-name="P148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9">Documento requerimientos de software</text:p>
          </table:table-cell>
          <table:table-cell table:style-name="Table2.D181" office:value-type="string">
            <text:p text:style-name="P148">1,5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9">Modelado GUI: sketches + UML</text:p>
          </table:table-cell>
          <table:table-cell table:style-name="Table2.D181" office:value-type="string">
            <text:p text:style-name="P148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0">Solicitud de <text:span text:style-name="T31">componentes</text:span></text:p>
          </table:table-cell>
          <table:table-cell table:style-name="Table2.D181" office:value-type="string">
            <text:p text:style-name="P151">1.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3">Lunes 26</text:p>
          </table:table-cell>
          <table:table-cell table:style-name="Table2.C181" office:value-type="string">
            <text:p text:style-name="P149">Documento requerimientos de software</text:p>
          </table:table-cell>
          <table:table-cell table:style-name="Table2.D181" office:value-type="string">
            <text:p text:style-name="P148">1,5</text:p>
          </table:table-cell>
          <table:table-cell table:style-name="Table2.E181" office:value-type="string">
            <text:p text:style-name="P81"/>
          </table:table-cell>
          <table:table-cell table:style-name="Table2.F163" table:number-rows-spanned="5" office:value-type="string">
            <text:p text:style-name="P44">Cendit suspende actividades a las 11:00 A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6">Desarrollo librería communi<text:span text:style-name="T29">cations</text:span></text:p>
          </table:table-cell>
          <table:table-cell table:style-name="Table2.D181" office:value-type="string">
            <text:p text:style-name="P147">1,5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9">Modelado de software: communications</text:p>
          </table:table-cell>
          <table:table-cell table:style-name="Table2.D181" office:value-type="string">
            <text:p text:style-name="P148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9">Modelado GUI: sketches + UML</text:p>
          </table:table-cell>
          <table:table-cell table:style-name="Table2.D181" office:value-type="string">
            <text:p text:style-name="P148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2">Revisión informe técnico</text:p>
          </table:table-cell>
          <table:table-cell table:style-name="Table2.D181" office:value-type="string">
            <text:p text:style-name="P153">1.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45">Martes 27</text:p>
          </table:table-cell>
          <table:table-cell table:style-name="Table2.C181" office:value-type="string">
            <text:p text:style-name="P146">Desarrollo librería communi<text:span text:style-name="T29">cations</text:span></text:p>
          </table:table-cell>
          <table:table-cell table:style-name="Table2.D181" office:value-type="string">
            <text:p text:style-name="P147">1,5</text:p>
          </table:table-cell>
          <table:table-cell table:style-name="Table2.E181" office:value-type="string">
            <text:p text:style-name="P84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9">Documento requerimientos de software</text:p>
          </table:table-cell>
          <table:table-cell table:style-name="Table2.D181" office:value-type="string">
            <text:p text:style-name="P148">1,5</text:p>
          </table:table-cell>
          <table:table-cell table:style-name="Table2.E181" office:value-type="string">
            <text:p text:style-name="P82"/>
          </table:table-cell>
          <table:table-cell table:style-name="Table2.F169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9">Modelado de software: communications</text:p>
          </table:table-cell>
          <table:table-cell table:style-name="Table2.D181" office:value-type="string">
            <text:p text:style-name="P148">1,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9">Modelado GUI: sketches + UML</text:p>
          </table:table-cell>
          <table:table-cell table:style-name="Table2.D181" office:value-type="string">
            <text:p text:style-name="P148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5">Modelado de hardware</text:p>
          </table:table-cell>
          <table:table-cell table:style-name="Table2.D181" office:value-type="string">
            <text:p text:style-name="P156">1.0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2">Revisión informe técnico</text:p>
          </table:table-cell>
          <table:table-cell table:style-name="Table2.D181" office:value-type="string">
            <text:p text:style-name="P153">1.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6">Miercoles 28</text:p>
          </table:table-cell>
          <table:table-cell table:style-name="Table2.C181" office:value-type="string">
            <text:p text:style-name="P157"/>
          </table:table-cell>
          <table:table-cell table:style-name="Table2.D181" office:value-type="string">
            <text:p text:style-name="P105"/>
          </table:table-cell>
          <table:table-cell table:style-name="Table2.E181" office:value-type="string">
            <text:p text:style-name="P81"/>
          </table:table-cell>
          <table:table-cell table:style-name="Table2.F170" office:value-type="string">
            <text:p text:style-name="P46">Cendit suspende actividades el dia completo, causa marcha de los helicópteros</text:p>
          </table:table-cell>
        </table:table-row>
        <table:table-row>
          <table:covered-table-cell/>
          <table:table-cell table:style-name="Table2.A2" table:number-rows-spanned="6" office:value-type="string">
            <text:p text:style-name="P46">Jueves 29</text:p>
          </table:table-cell>
          <table:table-cell table:style-name="Table2.C181" office:value-type="string">
            <text:p text:style-name="P149">Documento requerimientos de software</text:p>
          </table:table-cell>
          <table:table-cell table:style-name="Table2.D181" office:value-type="string">
            <text:p text:style-name="P148">1,5</text:p>
          </table:table-cell>
          <table:table-cell table:style-name="Table2.E181" office:value-type="string">
            <text:p text:style-name="P84"/>
          </table:table-cell>
          <table:table-cell table:style-name="Table2.F176" table:number-rows-spanned="6" office:value-type="string">
            <text:p text:style-name="P47">Fiesta por aniversario Cendit, 12 años. <text:span text:style-name="T48">Salida a las 3:00 PM,</text:span>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9">Modelado de software: <text:span text:style-name="T47">librería IO</text:span></text:p>
          </table:table-cell>
          <table:table-cell table:style-name="Table2.D181" office:value-type="string">
            <text:p text:style-name="P148">1,<text:span text:style-name="T33">5</text:span></text:p>
          </table:table-cell>
          <table:table-cell table:style-name="Table2.E181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9">Modelado GUI: sketches + UML</text:p>
          </table:table-cell>
          <table:table-cell table:style-name="Table2.D181" office:value-type="string">
            <text:p text:style-name="P148">1,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5">Modelado de hardware</text:p>
          </table:table-cell>
          <table:table-cell table:style-name="Table2.D181" office:value-type="string">
            <text:p text:style-name="P156">1.<text:span text:style-name="T33">5</text:span>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8"><text:span text:style-name="T46">Instrucción</text:span> de trabajo</text:p>
          </table:table-cell>
          <table:table-cell table:style-name="Table2.D181" office:value-type="string">
            <text:p text:style-name="P159">1.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2">Revisión informe técnico</text:p>
          </table:table-cell>
          <table:table-cell table:style-name="Table2.D181" office:value-type="string">
            <text:p text:style-name="P153">1.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7">Viernes <text:s/>30</text:p>
          </table:table-cell>
          <table:table-cell table:style-name="Table2.C181" office:value-type="string">
            <text:p text:style-name="P149">Documento requerimientos de software</text:p>
          </table:table-cell>
          <table:table-cell table:style-name="Table2.D181" office:value-type="string">
            <text:p text:style-name="P148">1,5</text:p>
          </table:table-cell>
          <table:table-cell table:style-name="Table2.E181" office:value-type="string">
            <text:p text:style-name="P83"/>
          </table:table-cell>
          <table:table-cell table:style-name="Table2.F182" table:number-rows-spanned="6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49">Modelado de software: <text:span text:style-name="T47">librería IO</text:span></text:p>
          </table:table-cell>
          <table:table-cell table:style-name="Table2.D181" office:value-type="string">
            <text:p text:style-name="P148">1,<text:span text:style-name="T33">5</text:span>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60">Desarrollo de software: librería IO</text:p>
          </table:table-cell>
          <table:table-cell table:style-name="Table2.D181" office:value-type="string">
            <text:p text:style-name="P161">1.5</text:p>
          </table:table-cell>
          <table:table-cell table:style-name="Table2.E181" office:value-type="string">
            <text:p text:style-name="P83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55">Modelado de hardware</text:p>
          </table:table-cell>
          <table:table-cell table:style-name="Table2.D181" office:value-type="string">
            <text:p text:style-name="P156">1.<text:span text:style-name="T33">5</text:span>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58"><text:span text:style-name="T46">Instrucción</text:span> de trabajo</text:p>
          </table:table-cell>
          <table:table-cell table:style-name="Table2.D181" office:value-type="string">
            <text:p text:style-name="P159">1.0</text:p>
          </table:table-cell>
          <table:table-cell table:style-name="Table2.E181" office:value-type="string">
            <text:p text:style-name="P82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2" office:value-type="string">
            <text:p text:style-name="P152">Revisión informe técnico</text:p>
          </table:table-cell>
          <table:table-cell table:style-name="Table2.D182" office:value-type="string">
            <text:p text:style-name="P153">1.0</text:p>
          </table:table-cell>
          <table:table-cell table:style-name="Table2.E182" office:value-type="string">
            <text:p text:style-name="P82"/>
          </table:table-cell>
          <table:covered-table-cell/>
        </table:table-row>
        <table:table-row>
          <table:table-cell table:style-name="Table2.A2" table:number-rows-spanned="71" office:value-type="string">
            <text:p text:style-name="P67">JULIO</text:p>
          </table:table-cell>
          <table:table-cell table:style-name="Table2.A2" table:number-rows-spanned="6" office:value-type="string">
            <text:p text:style-name="P48">Martes 4</text:p>
          </table:table-cell>
          <table:table-cell table:style-name="Table2.C193" office:value-type="string">
            <text:p text:style-name="P162">Revisión requerimientos de software</text:p>
          </table:table-cell>
          <table:table-cell table:style-name="Table2.D193" office:value-type="string">
            <text:p text:style-name="P153"/>
          </table:table-cell>
          <table:table-cell table:style-name="Table2.E189" office:value-type="string">
            <text:p text:style-name="P83"/>
          </table:table-cell>
          <table:table-cell table:style-name="Table2.F188" table:number-rows-spanned="6" office:value-type="string">
            <text:p text:style-name="P49">Cendit da salida a las 11:00 AM</text:p>
          </table:table-cell>
        </table:table-row>
        <table:table-row>
          <table:covered-table-cell/>
          <table:covered-table-cell/>
          <table:table-cell table:style-name="Table2.C193" office:value-type="string">
            <text:p text:style-name="P162">Revisión informe técnico</text:p>
          </table:table-cell>
          <table:table-cell table:style-name="Table2.D193" office:value-type="string">
            <text:p text:style-name="P153"/>
          </table:table-cell>
          <table:table-cell table:style-name="Table2.E189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62">Modelado de software</text:p>
          </table:table-cell>
          <table:table-cell table:style-name="Table2.D193" office:value-type="string">
            <text:p text:style-name="P153"/>
          </table:table-cell>
          <table:table-cell table:style-name="Table2.E189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62">Desarrollo de software: Librería IO</text:p>
          </table:table-cell>
          <table:table-cell table:style-name="Table2.D193" office:value-type="string">
            <text:p text:style-name="P153"/>
          </table:table-cell>
          <table:table-cell table:style-name="Table2.E189" office:value-type="string">
            <text:p text:style-name="P83"/>
          </table:table-cell>
          <table:covered-table-cell/>
        </table:table-row>
        <table:table-row table:style-name="Table2.187">
          <table:covered-table-cell/>
          <table:covered-table-cell/>
          <table:table-cell table:style-name="Table2.C193" office:value-type="string">
            <text:p text:style-name="P162">Instrucción de trabajo</text:p>
          </table:table-cell>
          <table:table-cell table:style-name="Table2.D193" office:value-type="string">
            <text:p text:style-name="P154"/>
          </table:table-cell>
          <table:table-cell table:style-name="Table2.E189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62">Modelado hardware</text:p>
          </table:table-cell>
          <table:table-cell table:style-name="Table2.D193" office:value-type="string">
            <text:p text:style-name="P153"/>
          </table:table-cell>
          <table:table-cell table:style-name="Table2.E189" office:value-type="string">
            <text:p text:style-name="P82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2">Jueves 6</text:p>
          </table:table-cell>
          <table:table-cell table:style-name="Table2.C193" office:value-type="string">
            <text:p text:style-name="P91">Modelado de software</text:p>
          </table:table-cell>
          <table:table-cell table:style-name="Table2.D193" office:value-type="string">
            <text:p text:style-name="P87">1,5</text:p>
          </table:table-cell>
          <table:table-cell table:style-name="Table2.E189" office:value-type="string">
            <text:p text:style-name="P201"/>
          </table:table-cell>
          <table:table-cell table:style-name="Table2.F194" table:number-rows-spanned="6" office:value-type="string">
            <text:p text:style-name="P65">Cendit da salida a las 12:00 .</text:p>
            <text:p text:style-name="P65"/>
            <text:p text:style-name="P65">Sali a las 3:20 PM por reunión co P. Ruiz.</text:p>
          </table:table-cell>
        </table:table-row>
        <table:table-row>
          <table:covered-table-cell/>
          <table:covered-table-cell/>
          <table:table-cell table:style-name="Table2.C193" office:value-type="string">
            <text:p text:style-name="P163">Desarrollo de software: Librería IO</text:p>
          </table:table-cell>
          <table:table-cell table:style-name="Table2.D193" office:value-type="string">
            <text:p text:style-name="P87">2,0</text:p>
          </table:table-cell>
          <table:table-cell table:style-name="Table2.E193" office:value-type="string">
            <text:p text:style-name="P84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63">Instrucción de trabajo</text:p>
          </table:table-cell>
          <table:table-cell table:style-name="Table2.D193" office:value-type="string">
            <text:p text:style-name="P87">1,5</text:p>
          </table:table-cell>
          <table:table-cell table:style-name="Table2.E193" office:value-type="string">
            <text:p text:style-name="P83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63">Modelado hardware</text:p>
          </table:table-cell>
          <table:table-cell table:style-name="Table2.D193" office:value-type="string">
            <text:p text:style-name="P87">1,0</text:p>
          </table:table-cell>
          <table:table-cell table:style-name="Table2.E193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62">Revisión requerimientos de software</text:p>
          </table:table-cell>
          <table:table-cell table:style-name="Table2.D193" office:value-type="string">
            <text:p text:style-name="P87">1,0</text:p>
          </table:table-cell>
          <table:table-cell table:style-name="Table2.E193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94" office:value-type="string">
            <text:p text:style-name="P162">Revisión informe técnico</text:p>
          </table:table-cell>
          <table:table-cell table:style-name="Table2.D194" office:value-type="string">
            <text:p text:style-name="P87">1,0</text:p>
          </table:table-cell>
          <table:table-cell table:style-name="Table2.E194" office:value-type="string">
            <text:p text:style-name="P82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3">Viernes 7</text:p>
          </table:table-cell>
          <table:table-cell table:style-name="Table2.C198" office:value-type="string">
            <text:p text:style-name="P165">Modelado de software</text:p>
          </table:table-cell>
          <table:table-cell table:style-name="Table2.D198" office:value-type="string">
            <text:p text:style-name="P170">1,5</text:p>
          </table:table-cell>
          <table:table-cell table:style-name="Table2.E198" office:value-type="string">
            <text:p text:style-name="P89"/>
          </table:table-cell>
          <table:table-cell table:style-name="Table2.F200" table:number-rows-spanned="6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198" office:value-type="string">
            <text:p text:style-name="P164">Desarrollo de software: Librería IO <text:span text:style-name="T49">+ GUI</text:span></text:p>
          </table:table-cell>
          <table:table-cell table:style-name="Table2.D198" office:value-type="string">
            <text:p text:style-name="P170">2,0</text:p>
          </table:table-cell>
          <table:table-cell table:style-name="Table2.E198" office:value-type="string">
            <text:p text:style-name="P89"/>
          </table:table-cell>
          <table:covered-table-cell/>
        </table:table-row>
        <table:table-row>
          <table:covered-table-cell/>
          <table:covered-table-cell/>
          <table:table-cell table:style-name="Table2.C198" office:value-type="string">
            <text:p text:style-name="P165">Modelado de hardware</text:p>
          </table:table-cell>
          <table:table-cell table:style-name="Table2.D198" office:value-type="string">
            <text:p text:style-name="P170">1,0</text:p>
          </table:table-cell>
          <table:table-cell table:style-name="Table2.E198" office:value-type="string">
            <text:p text:style-name="P89"/>
          </table:table-cell>
          <table:covered-table-cell/>
        </table:table-row>
        <table:table-row>
          <table:covered-table-cell/>
          <table:covered-table-cell/>
          <table:table-cell table:style-name="Table2.C198" office:value-type="string">
            <text:p text:style-name="P164">Revisión requerimientos de software</text:p>
          </table:table-cell>
          <table:table-cell table:style-name="Table2.D198" office:value-type="string">
            <text:p text:style-name="P170">1,0</text:p>
          </table:table-cell>
          <table:table-cell table:style-name="Table2.E198" office:value-type="string">
            <text:p text:style-name="P89"/>
          </table:table-cell>
          <table:covered-table-cell/>
        </table:table-row>
        <table:table-row>
          <table:covered-table-cell/>
          <table:covered-table-cell/>
          <table:table-cell table:style-name="Table2.C199" office:value-type="string">
            <text:p text:style-name="P165">Inst de trabajo: GPIB + VXI11</text:p>
          </table:table-cell>
          <table:table-cell table:style-name="Table2.D199" office:value-type="string">
            <text:p text:style-name="P170">1,0</text:p>
          </table:table-cell>
          <table:table-cell table:style-name="Table2.E199" office:value-type="string">
            <text:p text:style-name="P89"/>
          </table:table-cell>
          <table:covered-table-cell/>
        </table:table-row>
        <table:table-row>
          <table:covered-table-cell/>
          <table:covered-table-cell/>
          <table:table-cell table:style-name="Table2.C204" office:value-type="string">
            <text:p text:style-name="P164">Revisión informe técnico</text:p>
          </table:table-cell>
          <table:table-cell table:style-name="Table2.D204" office:value-type="string">
            <text:p text:style-name="P170">0</text:p>
          </table:table-cell>
          <table:table-cell table:style-name="Table2.E204" office:value-type="string">
            <text:p text:style-name="P87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0">Marte<text:span text:style-name="T50">s</text:span> 10</text:p>
          </table:table-cell>
          <table:table-cell table:style-name="Table2.C204" office:value-type="string">
            <text:p text:style-name="P166">Modelado de software: <text:span text:style-name="T51">Librería IO </text:span>+ GUI</text:p>
          </table:table-cell>
          <table:table-cell table:style-name="Table2.D204" office:value-type="string">
            <text:p text:style-name="P170">1,5</text:p>
          </table:table-cell>
          <table:table-cell table:style-name="Table2.E204" office:value-type="string">
            <text:p text:style-name="P89"/>
          </table:table-cell>
          <table:table-cell table:style-name="Table2.F206" table:number-rows-spanned="6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04" office:value-type="string">
            <text:p text:style-name="P164">Desarrollo de software: Librería IO <text:span text:style-name="T49">+ GUI</text:span></text:p>
          </table:table-cell>
          <table:table-cell table:style-name="Table2.D204" office:value-type="string">
            <text:p text:style-name="P170">2,0</text:p>
          </table:table-cell>
          <table:table-cell table:style-name="Table2.E204" office:value-type="string">
            <text:p text:style-name="P89"/>
          </table:table-cell>
          <table:covered-table-cell/>
        </table:table-row>
        <table:table-row>
          <table:covered-table-cell/>
          <table:covered-table-cell/>
          <table:table-cell table:style-name="Table2.C204" office:value-type="string">
            <text:p text:style-name="P165">Modelado de hardware</text:p>
          </table:table-cell>
          <table:table-cell table:style-name="Table2.D204" office:value-type="string">
            <text:p text:style-name="P170">1,5</text:p>
          </table:table-cell>
          <table:table-cell table:style-name="Table2.E204" office:value-type="string">
            <text:p text:style-name="P88"/>
          </table:table-cell>
          <table:covered-table-cell/>
        </table:table-row>
        <table:table-row>
          <table:covered-table-cell/>
          <table:covered-table-cell/>
          <table:table-cell table:style-name="Table2.C204" office:value-type="string">
            <text:p text:style-name="P164">Revisión requerimientos de software</text:p>
          </table:table-cell>
          <table:table-cell table:style-name="Table2.D204" office:value-type="string">
            <text:p text:style-name="P170">1,0</text:p>
          </table:table-cell>
          <table:table-cell table:style-name="Table2.E204" office:value-type="string">
            <text:p text:style-name="P88"/>
          </table:table-cell>
          <table:covered-table-cell/>
        </table:table-row>
        <table:table-row>
          <table:covered-table-cell/>
          <table:covered-table-cell/>
          <table:table-cell table:style-name="Table2.C206" office:value-type="string">
            <text:p text:style-name="P165">Inst de trabajo: GPIB + VXI11</text:p>
          </table:table-cell>
          <table:table-cell table:style-name="Table2.D205" office:value-type="string">
            <text:p text:style-name="P170">1,0</text:p>
          </table:table-cell>
          <table:table-cell table:style-name="Table2.E206" office:value-type="string">
            <text:p text:style-name="P89"/>
          </table:table-cell>
          <table:covered-table-cell/>
        </table:table-row>
        <table:table-row>
          <table:covered-table-cell/>
          <table:covered-table-cell/>
          <table:table-cell table:style-name="Table2.C206" office:value-type="string">
            <text:p text:style-name="P164">Revisión informe técnico</text:p>
          </table:table-cell>
          <table:table-cell table:style-name="Table2.A2" office:value-type="string">
            <text:p text:style-name="P170">1,0</text:p>
          </table:table-cell>
          <table:table-cell table:style-name="Table2.E206" office:value-type="string">
            <text:p text:style-name="P88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1">Miercoles 11</text:p>
          </table:table-cell>
          <table:table-cell table:style-name="Table2.C211" office:value-type="string">
            <text:p text:style-name="P166">Modelado de software: <text:span text:style-name="T51">Librería IO </text:span>+ GUI</text:p>
          </table:table-cell>
          <table:table-cell table:style-name="Table2.A2" office:value-type="string">
            <text:p text:style-name="P170">1,5</text:p>
          </table:table-cell>
          <table:table-cell table:style-name="Table2.E211" office:value-type="string">
            <text:p text:style-name="P89"/>
          </table:table-cell>
          <table:table-cell table:style-name="Table2.F212" table:number-rows-spanned="6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11" office:value-type="string">
            <text:p text:style-name="P164">Desarrollo de software: Librería IO <text:span text:style-name="T49">+ GUI</text:span></text:p>
          </table:table-cell>
          <table:table-cell table:style-name="Table2.A2" office:value-type="string">
            <text:p text:style-name="P173">1,5</text:p>
          </table:table-cell>
          <table:table-cell table:style-name="Table2.E211" office:value-type="string">
            <text:p text:style-name="P89"/>
          </table:table-cell>
          <table:covered-table-cell/>
        </table:table-row>
        <table:table-row>
          <table:covered-table-cell/>
          <table:covered-table-cell/>
          <table:table-cell table:style-name="Table2.C211" office:value-type="string">
            <text:p text:style-name="P165">Modelado de hardware</text:p>
          </table:table-cell>
          <table:table-cell table:style-name="Table2.A2" office:value-type="string">
            <text:p text:style-name="P170">1,5</text:p>
          </table:table-cell>
          <table:table-cell table:style-name="Table2.E211" office:value-type="string">
            <text:p text:style-name="P89"/>
          </table:table-cell>
          <table:covered-table-cell/>
        </table:table-row>
        <table:table-row>
          <table:covered-table-cell/>
          <table:covered-table-cell/>
          <table:table-cell table:style-name="Table2.C211" office:value-type="string">
            <text:p text:style-name="P164">Revisión requerimientos de software</text:p>
          </table:table-cell>
          <table:table-cell table:style-name="Table2.A2" office:value-type="string">
            <text:p text:style-name="P170">1,0</text:p>
          </table:table-cell>
          <table:table-cell table:style-name="Table2.E211" office:value-type="string">
            <text:p text:style-name="P88"/>
          </table:table-cell>
          <table:covered-table-cell/>
        </table:table-row>
        <table:table-row>
          <table:covered-table-cell/>
          <table:covered-table-cell/>
          <table:table-cell table:style-name="Table2.C211" office:value-type="string">
            <text:p text:style-name="P165">Inst de trabajo: GPIB + VXI11</text:p>
          </table:table-cell>
          <table:table-cell table:style-name="Table2.A2" office:value-type="string">
            <text:p text:style-name="P170">1,0</text:p>
          </table:table-cell>
          <table:table-cell table:style-name="Table2.E211" office:value-type="string">
            <text:p text:style-name="P89"/>
          </table:table-cell>
          <table:covered-table-cell/>
        </table:table-row>
        <table:table-row>
          <table:covered-table-cell/>
          <table:covered-table-cell/>
          <table:table-cell table:style-name="Table2.C212" office:value-type="string">
            <text:p text:style-name="P171">Solicitud de componentes</text:p>
          </table:table-cell>
          <table:table-cell table:style-name="Table2.A2" office:value-type="string">
            <text:p text:style-name="P170">1,0</text:p>
          </table:table-cell>
          <table:table-cell table:style-name="Table2.E212" office:value-type="string">
            <text:p text:style-name="P89"/>
          </table:table-cell>
          <table:covered-table-cell/>
        </table:table-row>
        <table:table-row>
          <table:covered-table-cell/>
          <table:table-cell table:style-name="Table2.A2" table:number-rows-spanned="7" office:value-type="string">
            <text:p text:style-name="P54"/>
            <text:p text:style-name="P55">Viernes 14</text:p>
          </table:table-cell>
          <table:table-cell table:style-name="Table2.C213" office:value-type="string">
            <text:p text:style-name="P174">Modelado de software: CenditLab</text:p>
          </table:table-cell>
          <table:table-cell table:style-name="Table2.A2" office:value-type="string">
            <text:p text:style-name="P175">1,0</text:p>
          </table:table-cell>
          <table:table-cell table:style-name="Table2.E213" office:value-type="string">
            <text:p text:style-name="P89"/>
          </table:table-cell>
          <table:table-cell table:style-name="Table2.F219" table:number-rows-spanned="7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30" office:value-type="string">
            <text:p text:style-name="P174">Modelado de hardware</text:p>
          </table:table-cell>
          <table:table-cell table:style-name="Table2.A2" office:value-type="string">
            <text:p text:style-name="P175">1,0</text:p>
          </table:table-cell>
          <table:table-cell table:style-name="Table2.E230" office:value-type="string">
            <text:p text:style-name="P89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4">Desar<text:span text:style-name="T52">r</text:span>ollo de software</text:p>
          </table:table-cell>
          <table:table-cell table:style-name="Table2.A2" office:value-type="string">
            <text:p text:style-name="P175">2,0</text:p>
          </table:table-cell>
          <table:table-cell table:style-name="Table2.E230" office:value-type="string">
            <text:p text:style-name="P89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4">Revison requerimientos de software</text:p>
          </table:table-cell>
          <table:table-cell table:style-name="Table2.A2" office:value-type="string">
            <text:p text:style-name="P175">1,0</text:p>
          </table:table-cell>
          <table:table-cell table:style-name="Table2.E230" office:value-type="string">
            <text:p text:style-name="P88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67">Inst de trabajo: GPIB + VXI11</text:p>
          </table:table-cell>
          <table:table-cell table:style-name="Table2.A2" office:value-type="string">
            <text:p text:style-name="P175">1,5</text:p>
          </table:table-cell>
          <table:table-cell table:style-name="Table2.E230" office:value-type="string">
            <text:p text:style-name="P89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4">Busqueda de footprints</text:p>
          </table:table-cell>
          <table:table-cell table:style-name="Table2.A2" office:value-type="string">
            <text:p text:style-name="P175">0,5</text:p>
          </table:table-cell>
          <table:table-cell table:style-name="Table2.E230" office:value-type="string">
            <text:p text:style-name="P89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2">Solicitud de componentes</text:p>
          </table:table-cell>
          <table:table-cell table:style-name="Table2.A2" office:value-type="string">
            <text:p text:style-name="P175">0,5</text:p>
          </table:table-cell>
          <table:table-cell table:style-name="Table2.E230" office:value-type="string">
            <text:p text:style-name="P89"/>
          </table:table-cell>
          <table:covered-table-cell/>
        </table:table-row>
        <table:table-row>
          <table:covered-table-cell/>
          <table:table-cell table:style-name="Table2.A2" table:number-rows-spanned="7" office:value-type="string">
            <text:p text:style-name="P57">Lunes 17</text:p>
          </table:table-cell>
          <table:table-cell table:style-name="Table2.C230" office:value-type="string">
            <text:p text:style-name="P178">Informe tutor</text:p>
          </table:table-cell>
          <table:table-cell table:style-name="Table2.A2" office:value-type="string">
            <text:p text:style-name="P179">0,5</text:p>
          </table:table-cell>
          <table:table-cell table:style-name="Table2.E230" office:value-type="string">
            <text:p text:style-name="P89"/>
          </table:table-cell>
          <table:table-cell table:style-name="Table2.F226" table:number-rows-spanned="7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30" office:value-type="string">
            <text:p text:style-name="P178">Modelado de software: CenditLab</text:p>
          </table:table-cell>
          <table:table-cell table:style-name="Table2.A2" office:value-type="string">
            <text:p text:style-name="P191">1,0</text:p>
          </table:table-cell>
          <table:table-cell table:style-name="Table2.E230" office:value-type="string">
            <text:p text:style-name="P89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8">Modelado de hardware</text:p>
          </table:table-cell>
          <table:table-cell table:style-name="Table2.A2" office:value-type="string">
            <text:p text:style-name="P191">1,0</text:p>
          </table:table-cell>
          <table:table-cell table:style-name="Table2.E230" office:value-type="string">
            <text:p text:style-name="P90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8"><text:span text:style-name="T53">Busqueda y p</text:span>reparar<text:span text:style-name="T53">acion</text:span> footprints</text:p>
          </table:table-cell>
          <table:table-cell table:style-name="Table2.A2" office:value-type="string">
            <text:p text:style-name="P193">1,0</text:p>
          </table:table-cell>
          <table:table-cell table:style-name="Table2.E230" office:value-type="string">
            <text:p text:style-name="P90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92">Desarrollo de software</text:p>
          </table:table-cell>
          <table:table-cell table:style-name="Table2.A2" office:value-type="string">
            <text:p text:style-name="P193">2,0</text:p>
          </table:table-cell>
          <table:table-cell table:style-name="Table2.E230" office:value-type="string">
            <text:p text:style-name="P89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68">Inst de trabajo: GPIB + VXI11</text:p>
          </table:table-cell>
          <table:table-cell table:style-name="Table2.A2" office:value-type="string">
            <text:p text:style-name="P193">1,0</text:p>
          </table:table-cell>
          <table:table-cell table:style-name="Table2.E230" office:value-type="string">
            <text:p text:style-name="P89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6">Revis<text:span text:style-name="T54">ió</text:span>n requerimientos de software</text:p>
          </table:table-cell>
          <table:table-cell table:style-name="Table2.A2" office:value-type="string">
            <text:p text:style-name="P193">1,0</text:p>
          </table:table-cell>
          <table:table-cell table:style-name="Table2.E230" office:value-type="string">
            <text:p text:style-name="P90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8">Martes 18</text:p>
          </table:table-cell>
          <table:table-cell table:style-name="Table2.C230" office:value-type="string">
            <text:p text:style-name="P186">Modelado de software: CenditLab</text:p>
          </table:table-cell>
          <table:table-cell table:style-name="Table2.A2" office:value-type="string">
            <text:p text:style-name="P195">1.0</text:p>
          </table:table-cell>
          <table:table-cell table:style-name="Table2.E230" office:value-type="string">
            <text:p text:style-name="P89"/>
          </table:table-cell>
          <table:table-cell table:style-name="Table2.F232" table:number-rows-spanned="6" office:value-type="string">
            <text:p text:style-name="P59">Cendit da salida a las 4:00 PM</text:p>
          </table:table-cell>
        </table:table-row>
        <table:table-row table:style-name="Table2.228">
          <table:covered-table-cell/>
          <table:covered-table-cell/>
          <table:table-cell table:style-name="Table2.C228" office:value-type="string">
            <text:p text:style-name="P178">Modelado de hardware</text:p>
          </table:table-cell>
          <table:table-cell table:style-name="Table2.A2" office:value-type="string">
            <text:p text:style-name="P195">1.0</text:p>
          </table:table-cell>
          <table:table-cell table:style-name="Table2.E228" office:value-type="string">
            <text:p text:style-name="P90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8"><text:span text:style-name="T55">Búsqueda y preparación</text:span> footprints</text:p>
          </table:table-cell>
          <table:table-cell table:style-name="Table2.A2" office:value-type="string">
            <text:p text:style-name="P195">1.0</text:p>
          </table:table-cell>
          <table:table-cell table:style-name="Table2.E230" office:value-type="string">
            <text:p text:style-name="P90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7">Revis<text:span text:style-name="T54">ió</text:span>n requerimientos de software</text:p>
          </table:table-cell>
          <table:table-cell table:style-name="Table2.A2" office:value-type="string">
            <text:p text:style-name="P195">1.0</text:p>
          </table:table-cell>
          <table:table-cell table:style-name="Table2.E230" office:value-type="string">
            <text:p text:style-name="P90"/>
          </table:table-cell>
          <table:covered-table-cell/>
        </table:table-row>
        <table:table-row>
          <table:covered-table-cell/>
          <table:covered-table-cell/>
          <table:table-cell table:style-name="Table2.C231" office:value-type="string">
            <text:p text:style-name="P192">Desarrollo de software</text:p>
          </table:table-cell>
          <table:table-cell table:style-name="Table2.A2" office:value-type="string">
            <text:p text:style-name="P195">2.0</text:p>
          </table:table-cell>
          <table:table-cell table:style-name="Table2.E231" office:value-type="string">
            <text:p text:style-name="P89"/>
          </table:table-cell>
          <table:covered-table-cell/>
        </table:table-row>
        <table:table-row>
          <table:covered-table-cell/>
          <table:covered-table-cell/>
          <table:table-cell table:style-name="Table2.C232" office:value-type="string">
            <text:p text:style-name="P168">Inst de trabajo: GPIB + VXI11</text:p>
          </table:table-cell>
          <table:table-cell table:style-name="Table2.A2" office:value-type="string">
            <text:p text:style-name="P195">1.0</text:p>
          </table:table-cell>
          <table:table-cell table:style-name="Table2.E232" office:value-type="string">
            <text:p text:style-name="P89"/>
          </table:table-cell>
          <table:covered-table-cell/>
        </table:table-row>
        <table:table-row table:style-name="Table2.233">
          <table:covered-table-cell/>
          <table:table-cell table:style-name="Table2.A2" table:number-rows-spanned="5" office:value-type="string">
            <text:p text:style-name="P62">Miércoles 19</text:p>
          </table:table-cell>
          <table:table-cell table:style-name="Table2.C233" office:value-type="string">
            <text:p text:style-name="P187">Modelado de software: CenditLab</text:p>
          </table:table-cell>
          <table:table-cell table:style-name="Table2.A2" office:value-type="string">
            <text:p text:style-name="P196">1.0</text:p>
          </table:table-cell>
          <table:table-cell table:style-name="Table2.E233" office:value-type="string">
            <text:p text:style-name="P89"/>
          </table:table-cell>
          <table:table-cell table:style-name="Table2.F233" table:number-rows-spanned="5" office:value-type="string">
            <text:p text:style-name="P63">Cendit da salida a las 3:00PM</text:p>
          </table:table-cell>
        </table:table-row>
        <table:table-row>
          <table:covered-table-cell/>
          <table:covered-table-cell/>
          <table:table-cell table:style-name="Table2.C234" office:value-type="string">
            <text:p text:style-name="P187"><text:span text:style-name="T55">Búsqueda y preparación</text:span> footprints</text:p>
          </table:table-cell>
          <table:table-cell table:style-name="Table2.A2" office:value-type="string">
            <text:p text:style-name="P196">1.0</text:p>
          </table:table-cell>
          <table:table-cell table:style-name="Table2.E234" office:value-type="string">
            <text:p text:style-name="P90"/>
          </table:table-cell>
          <table:covered-table-cell/>
        </table:table-row>
        <table:table-row>
          <table:covered-table-cell/>
          <table:covered-table-cell/>
          <table:table-cell table:style-name="Table2.C235" office:value-type="string">
            <text:p text:style-name="P178">Modelado de hardware</text:p>
          </table:table-cell>
          <table:table-cell table:style-name="Table2.A2" office:value-type="string">
            <text:p text:style-name="P196">1.0</text:p>
          </table:table-cell>
          <table:table-cell table:style-name="Table2.E235" office:value-type="string">
            <text:p text:style-name="P90"/>
          </table:table-cell>
          <table:covered-table-cell/>
        </table:table-row>
        <table:table-row>
          <table:covered-table-cell/>
          <table:covered-table-cell/>
          <table:table-cell table:style-name="Table2.C236" office:value-type="string">
            <text:p text:style-name="P192">Desarrollo de software</text:p>
          </table:table-cell>
          <table:table-cell table:style-name="Table2.A2" office:value-type="string">
            <text:p text:style-name="P196">2.0</text:p>
          </table:table-cell>
          <table:table-cell table:style-name="Table2.E236" office:value-type="string">
            <text:p text:style-name="P89"/>
          </table:table-cell>
          <table:covered-table-cell/>
        </table:table-row>
        <table:table-row>
          <table:covered-table-cell/>
          <table:covered-table-cell/>
          <table:table-cell table:style-name="Table2.C237" office:value-type="string">
            <text:p text:style-name="P168">Inst de trabajo: GPIB + VXI11</text:p>
          </table:table-cell>
          <table:table-cell table:style-name="Table2.A2" office:value-type="string">
            <text:p text:style-name="P196">1.0</text:p>
          </table:table-cell>
          <table:table-cell table:style-name="Table2.E237" office:value-type="string">
            <text:p text:style-name="P90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64">Jueves 20</text:p>
          </table:table-cell>
          <table:table-cell table:style-name="Table2.C241" office:value-type="string">
            <text:p text:style-name="P188">Modelado de software: CenditLab</text:p>
          </table:table-cell>
          <table:table-cell table:style-name="Table2.A2" office:value-type="string">
            <text:p text:style-name="P199">1.0</text:p>
          </table:table-cell>
          <table:table-cell table:style-name="Table2.E241" office:value-type="string">
            <text:p text:style-name="P89"/>
          </table:table-cell>
          <table:table-cell table:style-name="Table2.F243" table:number-rows-spanned="6" office:value-type="string">
            <text:p text:style-name="P60">Cendit da salida a la 1:00 PM</text:p>
          </table:table-cell>
        </table:table-row>
        <table:table-row>
          <table:covered-table-cell/>
          <table:covered-table-cell/>
          <table:table-cell table:style-name="Table2.C241" office:value-type="string">
            <text:p text:style-name="P188">Modelado de hardware</text:p>
          </table:table-cell>
          <table:table-cell table:style-name="Table2.A2" office:value-type="string">
            <text:p text:style-name="P197">1.0</text:p>
          </table:table-cell>
          <table:table-cell table:style-name="Table2.E241" office:value-type="string">
            <text:p text:style-name="P90"/>
          </table:table-cell>
          <table:covered-table-cell/>
        </table:table-row>
        <table:table-row>
          <table:covered-table-cell/>
          <table:covered-table-cell/>
          <table:table-cell table:style-name="Table2.C241" office:value-type="string">
            <text:p text:style-name="P194">Desarrollo de software</text:p>
          </table:table-cell>
          <table:table-cell table:style-name="Table2.A2" office:value-type="string">
            <text:p text:style-name="P197">1.0</text:p>
          </table:table-cell>
          <table:table-cell table:style-name="Table2.E241" office:value-type="string">
            <text:p text:style-name="P89"/>
          </table:table-cell>
          <table:covered-table-cell/>
        </table:table-row>
        <table:table-row>
          <table:covered-table-cell/>
          <table:covered-table-cell/>
          <table:table-cell table:style-name="Table2.C241" office:value-type="string">
            <text:p text:style-name="P169">Inst de trabajo: VXI11</text:p>
          </table:table-cell>
          <table:table-cell table:style-name="Table2.A2" office:value-type="string">
            <text:p text:style-name="P197">2.0</text:p>
          </table:table-cell>
          <table:table-cell table:style-name="Table2.E241" office:value-type="string">
            <text:p text:style-name="P90"/>
          </table:table-cell>
          <table:covered-table-cell/>
        </table:table-row>
        <table:table-row>
          <table:covered-table-cell/>
          <table:covered-table-cell/>
          <table:table-cell table:style-name="Table2.C242" office:value-type="string">
            <text:p text:style-name="P169">Inst de trabajo: <text:span text:style-name="T56">PIB</text:span></text:p>
          </table:table-cell>
          <table:table-cell table:style-name="Table2.A2" office:value-type="string">
            <text:p text:style-name="P197">1.0</text:p>
          </table:table-cell>
          <table:table-cell table:style-name="Table2.E242" office:value-type="string">
            <text:p text:style-name="P90"/>
          </table:table-cell>
          <table:covered-table-cell/>
        </table:table-row>
        <table:table-row>
          <table:covered-table-cell/>
          <table:covered-table-cell/>
          <table:table-cell table:style-name="Table2.C243" office:value-type="string">
            <text:p text:style-name="P198"><text:span text:style-name="T57">Preparación</text:span> desarrollo hardware</text:p>
          </table:table-cell>
          <table:table-cell table:style-name="Table2.A2" office:value-type="string">
            <text:p text:style-name="P197">1.5</text:p>
          </table:table-cell>
          <table:table-cell table:style-name="Table2.E243" office:value-type="string">
            <text:p text:style-name="P90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60">Viernes 2<text:span text:style-name="T58">1</text:span></text:p>
          </table:table-cell>
          <table:table-cell table:style-name="Table2.C293" office:value-type="string">
            <text:p text:style-name="P189">Modelado de software: CenditLab</text:p>
          </table:table-cell>
          <table:table-cell table:style-name="Table2.A2" office:value-type="string">
            <text:p text:style-name="P199">1.0</text:p>
          </table:table-cell>
          <table:table-cell table:style-name="Table2.E293" office:value-type="string">
            <text:p text:style-name="P182"/>
          </table:table-cell>
          <table:table-cell table:style-name="Table2.F248" table:number-rows-spanned="5" office:value-type="string">
            <text:p text:style-name="P56"/>
          </table:table-cell>
        </table:table-row>
        <table:table-row>
          <table:covered-table-cell/>
          <table:covered-table-cell/>
          <table:table-cell table:style-name="Table2.C293" office:value-type="string">
            <text:p text:style-name="P189">Modelado de hardware</text:p>
          </table:table-cell>
          <table:table-cell table:style-name="Table2.A2" office:value-type="string">
            <text:p text:style-name="P199">1.0</text:p>
          </table:table-cell>
          <table:table-cell table:style-name="Table2.E293" office:value-type="string">
            <text:p text:style-name="P183"/>
          </table:table-cell>
          <table:covered-table-cell/>
        </table:table-row>
        <table:table-row>
          <table:covered-table-cell/>
          <table:covered-table-cell/>
          <table:table-cell table:style-name="Table2.C293" office:value-type="string">
            <text:p text:style-name="P188">Preparación desarrollo hardware</text:p>
          </table:table-cell>
          <table:table-cell table:style-name="Table2.A2" office:value-type="string">
            <text:p text:style-name="P199">1.0</text:p>
          </table:table-cell>
          <table:table-cell table:style-name="Table2.E293" office:value-type="string">
            <text:p text:style-name="P183"/>
          </table:table-cell>
          <table:covered-table-cell/>
        </table:table-row>
        <table:table-row>
          <table:covered-table-cell/>
          <table:covered-table-cell/>
          <table:table-cell table:style-name="Table2.C293" office:value-type="string">
            <text:p text:style-name="P189">Desarrollo de software</text:p>
          </table:table-cell>
          <table:table-cell table:style-name="Table2.A2" office:value-type="string">
            <text:p text:style-name="P199">2.0</text:p>
          </table:table-cell>
          <table:table-cell table:style-name="Table2.E293" office:value-type="string">
            <text:p text:style-name="P182"/>
          </table:table-cell>
          <table:covered-table-cell/>
        </table:table-row>
        <table:table-row>
          <table:covered-table-cell/>
          <table:covered-table-cell/>
          <table:table-cell table:style-name="Table2.C293" office:value-type="string">
            <text:p text:style-name="P189">Instr. Trabajo VXI-11 + GPIB</text:p>
          </table:table-cell>
          <table:table-cell table:style-name="Table2.A2" office:value-type="string">
            <text:p text:style-name="P199">2.0</text:p>
          </table:table-cell>
          <table:table-cell table:style-name="Table2.E293" office:value-type="string">
            <text:p text:style-name="P182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61">Martes 25</text:p>
          </table:table-cell>
          <table:table-cell table:style-name="Table2.C293" office:value-type="string">
            <text:p text:style-name="P189">Modelado de software: CenditLab</text:p>
          </table:table-cell>
          <table:table-cell table:style-name="Table2.A2" office:value-type="string">
            <text:p text:style-name="P184">1.0</text:p>
          </table:table-cell>
          <table:table-cell table:style-name="Table2.E293" office:value-type="string">
            <text:p text:style-name="P181"/>
          </table:table-cell>
          <table:table-cell table:style-name="Table2.F253" table:number-rows-spanned="5" office:value-type="string">
            <text:p text:style-name="P56"/>
          </table:table-cell>
        </table:table-row>
        <table:table-row>
          <table:covered-table-cell/>
          <table:covered-table-cell/>
          <table:table-cell table:style-name="Table2.C293" office:value-type="string">
            <text:p text:style-name="P190">Preparación desarrollo hardware</text:p>
          </table:table-cell>
          <table:table-cell table:style-name="Table2.A2" office:value-type="string">
            <text:p text:style-name="P184">1.0</text:p>
          </table:table-cell>
          <table:table-cell table:style-name="Table2.E293" office:value-type="string">
            <text:p text:style-name="P181"/>
          </table:table-cell>
          <table:covered-table-cell/>
        </table:table-row>
        <table:table-row>
          <table:covered-table-cell/>
          <table:covered-table-cell/>
          <table:table-cell table:style-name="Table2.C293" office:value-type="string">
            <text:p text:style-name="P190">Modelado de hardware</text:p>
          </table:table-cell>
          <table:table-cell table:style-name="Table2.A2" office:value-type="string">
            <text:p text:style-name="P184">1.0</text:p>
          </table:table-cell>
          <table:table-cell table:style-name="Table2.E293" office:value-type="string">
            <text:p text:style-name="P181"/>
          </table:table-cell>
          <table:covered-table-cell/>
        </table:table-row>
        <table:table-row>
          <table:covered-table-cell/>
          <table:covered-table-cell/>
          <table:table-cell table:style-name="Table2.C293" office:value-type="string">
            <text:p text:style-name="P189">Instr. Trabajo VXI-11 + GPIB</text:p>
          </table:table-cell>
          <table:table-cell table:style-name="Table2.A2" office:value-type="string">
            <text:p text:style-name="P184">1.5</text:p>
          </table:table-cell>
          <table:table-cell table:style-name="Table2.E293" office:value-type="string">
            <text:p text:style-name="P181"/>
          </table:table-cell>
          <table:covered-table-cell/>
        </table:table-row>
        <table:table-row>
          <table:covered-table-cell/>
          <table:covered-table-cell/>
          <table:table-cell table:style-name="Table2.C293" office:value-type="string">
            <text:p text:style-name="P189">Desarrollo de software</text:p>
          </table:table-cell>
          <table:table-cell table:style-name="Table2.A2" office:value-type="string">
            <text:p text:style-name="P185">2.0</text:p>
          </table:table-cell>
          <table:table-cell table:style-name="Table2.E293" office:value-type="string">
            <text:p text:style-name="P181"/>
          </table:table-cell>
          <table:covered-table-cell/>
        </table:table-row>
        <table:table-row>
          <table:table-cell table:style-name="Table2.A2" table:number-rows-spanned="11" office:value-type="string">
            <text:p text:style-name="P243">AGOSTO</text:p>
          </table:table-cell>
          <table:table-cell table:style-name="Table2.A2" table:number-rows-spanned="3" office:value-type="string">
            <text:p text:style-name="P244">Lunes 7</text:p>
          </table:table-cell>
          <table:table-cell table:style-name="Table2.C293" office:value-type="string">
            <text:p text:style-name="P246">Lectura documentación 11713 + prog</text:p>
          </table:table-cell>
          <table:table-cell table:style-name="Table2.A2" office:value-type="string">
            <text:p text:style-name="P247">3.0</text:p>
          </table:table-cell>
          <table:table-cell table:style-name="Table2.E293" office:value-type="string">
            <text:p text:style-name="P181"/>
          </table:table-cell>
          <table:table-cell table:style-name="Table2.F256" table:number-rows-spanned="3" office:value-type="string">
            <text:p text:style-name="P56"/>
          </table:table-cell>
        </table:table-row>
        <table:table-row>
          <table:covered-table-cell/>
          <table:covered-table-cell/>
          <table:table-cell table:style-name="Table2.C293" office:value-type="string">
            <text:p text:style-name="P246">Modelado de software: CenditLab + Task</text:p>
          </table:table-cell>
          <table:table-cell table:style-name="Table2.A2" office:value-type="string">
            <text:p text:style-name="P247">2.0</text:p>
          </table:table-cell>
          <table:table-cell table:style-name="Table2.E293" office:value-type="string">
            <text:p text:style-name="P181"/>
          </table:table-cell>
          <table:covered-table-cell/>
        </table:table-row>
        <table:table-row>
          <table:covered-table-cell/>
          <table:covered-table-cell/>
          <table:table-cell table:style-name="Table2.C293" office:value-type="string">
            <text:p text:style-name="P246">Desarrollo software: CenditLab+Task</text:p>
          </table:table-cell>
          <table:table-cell table:style-name="Table2.A2" office:value-type="string">
            <text:p text:style-name="P247">3.0</text:p>
          </table:table-cell>
          <table:table-cell table:style-name="Table2.E293" office:value-type="string">
            <text:p text:style-name="P18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covered-table-cell/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covered-table-cell/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covered-table-cell/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covered-table-cell/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covered-table-cell/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covered-table-cell/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covered-table-cell/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ext:soft-page-break/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3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3" office:value-type="string">
            <text:p text:style-name="P181"/>
          </table:table-cell>
          <table:table-cell table:style-name="Table2.F293" office:value-type="string">
            <text:p text:style-name="P5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56"/>
          </table:table-cell>
          <table:table-cell table:style-name="Table2.C294" office:value-type="string">
            <text:p text:style-name="P188"/>
          </table:table-cell>
          <table:table-cell table:style-name="Table2.A2" office:value-type="string">
            <text:p text:style-name="P180"/>
          </table:table-cell>
          <table:table-cell table:style-name="Table2.E294" office:value-type="string">
            <text:p text:style-name="P181"/>
          </table:table-cell>
          <table:table-cell table:style-name="Table2.F294" office:value-type="string">
            <text:p text:style-name="P56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2">Día</text:p>
          </table:table-cell>
          <table:table-cell table:style-name="Table3.B1" office:value-type="string">
            <text:p text:style-name="P202">Motivo</text:p>
          </table:table-cell>
        </table:table-row>
        <table:table-row table:style-name="Table3.1">
          <table:table-cell table:style-name="Table3.A2" office:value-type="string">
            <text:p text:style-name="P203">Marzo <text:span text:style-name="T4">30</text:span></text:p>
          </table:table-cell>
          <table:table-cell table:style-name="Table3.B2" office:value-type="string">
            <text:p text:style-name="P203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203">Abril 17</text:p>
          </table:table-cell>
          <table:table-cell table:style-name="Table3.B2" office:value-type="string">
            <text:p text:style-name="P203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203">Abril 26</text:p>
          </table:table-cell>
          <table:table-cell table:style-name="Table3.B4" office:value-type="string">
            <text:p text:style-name="P203">Problemas de salud</text:p>
          </table:table-cell>
        </table:table-row>
        <table:table-row table:style-name="Table3.1">
          <table:table-cell table:style-name="Table3.A5" office:value-type="string">
            <text:p text:style-name="P204">Mayo 1</text:p>
          </table:table-cell>
          <table:table-cell table:style-name="Table3.B5" office:value-type="string">
            <text:p text:style-name="P204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203">Mayo 2</text:p>
          </table:table-cell>
          <table:table-cell table:style-name="Table3.B2" office:value-type="string">
            <text:p text:style-name="P203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204">Mayo 3</text:p>
          </table:table-cell>
          <table:table-cell table:style-name="Table3.B2" office:value-type="string">
            <text:p text:style-name="P204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204">Mayo 4</text:p>
          </table:table-cell>
          <table:table-cell table:style-name="Table3.B2" office:value-type="string">
            <text:p text:style-name="P205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204">Mayo 5</text:p>
          </table:table-cell>
          <table:table-cell table:style-name="Table3.B2" office:value-type="string">
            <text:p text:style-name="P205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206">Mayo 10</text:p>
          </table:table-cell>
          <table:table-cell table:style-name="Table3.B2" office:value-type="string">
            <text:p text:style-name="P206">Cendit suspende actividades, todo el <text:span text:style-name="T17">día</text:span></text:p>
          </table:table-cell>
        </table:table-row>
        <table:table-row table:style-name="Table3.1">
          <table:table-cell table:style-name="Table3.A2" office:value-type="string">
            <text:p text:style-name="P207">Mayo 31</text:p>
          </table:table-cell>
          <table:table-cell table:style-name="Table3.B2" office:value-type="string">
            <text:p text:style-name="P207">Diligencia personal, todo el día.</text:p>
          </table:table-cell>
        </table:table-row>
        <table:table-row table:style-name="Table3.1">
          <table:table-cell table:style-name="Table3.A2" office:value-type="string">
            <text:p text:style-name="P208">Junio 13</text:p>
          </table:table-cell>
          <table:table-cell table:style-name="Table3.B2" office:value-type="string">
            <text:p text:style-name="P208">Ausencia por motivos de salud</text:p>
          </table:table-cell>
        </table:table-row>
        <table:table-row table:style-name="Table3.1">
          <table:table-cell table:style-name="Table3.A2" office:value-type="string">
            <text:p text:style-name="P209">Julio 3</text:p>
          </table:table-cell>
          <table:table-cell table:style-name="Table3.B2" office:value-type="string">
            <text:p text:style-name="P209">Ausencia diligencias personales</text:p>
          </table:table-cell>
        </table:table-row>
        <table:table-row table:style-name="Table3.1">
          <table:table-cell table:style-name="Table3.A2" office:value-type="string">
            <text:p text:style-name="P210">Julio 5</text:p>
          </table:table-cell>
          <table:table-cell table:style-name="Table3.B2" office:value-type="string">
            <text:p text:style-name="P210">Día de la independencia</text:p>
          </table:table-cell>
        </table:table-row>
        <table:table-row table:style-name="Table3.1">
          <table:table-cell table:style-name="Table3.A2" office:value-type="string">
            <text:p text:style-name="P211">Julio 10</text:p>
          </table:table-cell>
          <table:table-cell table:style-name="Table3.B2" office:value-type="string">
            <text:p text:style-name="P211">Diligencias personales: busqueda de pantalla LCD</text:p>
          </table:table-cell>
        </table:table-row>
        <table:table-row table:style-name="Table3.1">
          <table:table-cell table:style-name="Table3.A2" office:value-type="string">
            <text:p text:style-name="P212">Julio 13</text:p>
          </table:table-cell>
          <table:table-cell table:style-name="Table3.B2" office:value-type="string">
            <text:p text:style-name="P212">Ausencia por motivos de salud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9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in" fo:margin-bottom="0.0693in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in" fo:margin-bottom="0.0693in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0.5898in" fo:margin-right="0in" fo:hyphenation-ladder-count="no-limit" fo:text-indent="0in" style:auto-text-indent="false">
        <style:tab-stops>
          <style:tab-stop style:position="6.3354in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Linux_x86 LibreOffice_project/f82d347ccc0be322489bf7da61d7e4ad13fe2ff3</meta:generator>
    <meta:creation-date>2017-04-18T07:55:00Z</meta:creation-date>
    <dc:date>2017-08-07T09:35:22.901933061</dc:date>
    <meta:editing-cycles>184</meta:editing-cycles>
    <meta:editing-duration>P3DT4H48M16S</meta:editing-duration>
    <meta:document-statistic meta:table-count="4" meta:image-count="0" meta:object-count="0" meta:page-count="12" meta:paragraph-count="734" meta:word-count="2192" meta:character-count="14047" meta:non-whitespace-character-count="12577"/>
    <meta:template xlink:type="simple" xlink:actuate="onRequest" xlink:title="" xlink:href="Normal.dotm"/>
  </office:meta>
</office:document-meta>
</file>